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59pt"/>
    </style:style>
    <style:style style:name="co2" style:family="table-column">
      <style:table-column-properties fo:break-before="auto" style:column-width="124.55pt"/>
    </style:style>
    <style:style style:name="co3" style:family="table-column">
      <style:table-column-properties fo:break-before="auto" style:column-width="163.76pt"/>
    </style:style>
    <style:style style:name="co4" style:family="table-column">
      <style:table-column-properties fo:break-before="auto" style:column-width="167.24pt"/>
    </style:style>
    <style:style style:name="co5" style:family="table-column">
      <style:table-column-properties fo:break-before="auto" style:column-width="206.45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18.71pt"/>
    </style:style>
    <style:style style:name="co8" style:family="table-column">
      <style:table-column-properties fo:break-before="auto" style:column-width="29.79pt"/>
    </style:style>
    <style:style style:name="co9" style:family="table-column">
      <style:table-column-properties fo:break-before="auto" style:column-width="27.4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pdate_name_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0" table:number-columns-repeated="1014" table:default-cell-style-name="ce4"/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664415" calcext:value-type="float">
            <text:p>7664415</text:p>
          </table:table-cell>
          <table:table-cell table:style-name="ce1" office:value-type="string" calcext:value-type="string">
            <text:p>CHINA AL IND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06859" calcext:value-type="float">
            <text:p>6806859</text:p>
          </table:table-cell>
          <table:table-cell table:style-name="ce1" office:value-type="string" calcext:value-type="string">
            <text:p>CHINA ALMINIUM INDUSTRY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872772" calcext:value-type="float">
            <text:p>7872772</text:p>
          </table:table-cell>
          <table:table-cell table:style-name="ce1" office:value-type="string" calcext:value-type="string">
            <text:p>CHINA ALMINUM IND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7690328" calcext:value-type="float">
            <text:p>7690328</text:p>
          </table:table-cell>
          <table:table-cell office:value-type="string" calcext:value-type="string">
            <text:p>CHINA ALUMINIUM BUSINESS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880849" calcext:value-type="float">
            <text:p>6880849</text:p>
          </table:table-cell>
          <table:table-cell office:value-type="string" calcext:value-type="string">
            <text:p>CHINA ALUMINIU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570998" calcext:value-type="float">
            <text:p>6570998</text:p>
          </table:table-cell>
          <table:table-cell office:value-type="string" calcext:value-type="string">
            <text:p>CHINA ALUMINIUM IN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570993" calcext:value-type="float">
            <text:p>6570993</text:p>
          </table:table-cell>
          <table:table-cell office:value-type="string" calcext:value-type="string">
            <text:p>CHINA ALUMINIUM INDUSTRY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10075" calcext:value-type="float">
            <text:p>6810075</text:p>
          </table:table-cell>
          <table:table-cell table:style-name="ce1" office:value-type="string" calcext:value-type="string">
            <text:p>CHINA ALUMINIUOM IND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865255" calcext:value-type="float">
            <text:p>6865255</text:p>
          </table:table-cell>
          <table:table-cell office:value-type="string" calcext:value-type="string">
            <text:p>CHINA ALUMINU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17322541" calcext:value-type="float">
            <text:p>17322541</text:p>
          </table:table-cell>
          <table:table-cell office:value-type="string" calcext:value-type="string">
            <text:p>CHINA ALUMINUM HENAN ALUMINU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886670" calcext:value-type="float">
            <text:p>6886670</text:p>
          </table:table-cell>
          <table:table-cell office:value-type="string" calcext:value-type="string">
            <text:p>CHINA ALUMINUM IN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6865208" calcext:value-type="float">
            <text:p>6865208</text:p>
          </table:table-cell>
          <table:table-cell office:value-type="string" calcext:value-type="string">
            <text:p>CHINA ALUMINUM INDUST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22136002" calcext:value-type="float">
            <text:p>22136002</text:p>
          </table:table-cell>
          <table:table-cell office:value-type="string" calcext:value-type="string">
            <text:p>CHINA ALUMINUM INT ENG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17302973" calcext:value-type="float">
            <text:p>17302973</text:p>
          </table:table-cell>
          <table:table-cell office:value-type="string" calcext:value-type="string">
            <text:p>CHINA ALUMINUM INTERNAT DEV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17362896" calcext:value-type="float">
            <text:p>17362896</text:p>
          </table:table-cell>
          <table:table-cell office:value-type="string" calcext:value-type="string">
            <text:p>CHINA ALUMINUM INTERNAT TECH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8222388" calcext:value-type="float">
            <text:p>8222388</text:p>
          </table:table-cell>
          <table:table-cell office:value-type="string" calcext:value-type="string">
            <text:p>CHINA ALUMINUM LUOYANG COPP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17058338" calcext:value-type="float">
            <text:p>17058338</text:p>
          </table:table-cell>
          <table:table-cell office:value-type="string" calcext:value-type="string">
            <text:p>CHINA ALUMINUM MIN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CHINA</text:p>
          </table:table-cell>
          <table:table-cell office:value-type="float" office:value="7578483" calcext:value-type="float">
            <text:p>7578483</text:p>
          </table:table-cell>
          <table:table-cell office:value-type="string" calcext:value-type="string">
            <text:p>CHINA ALUMINUM SHANGHAI COPP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8021837" calcext:value-type="float">
            <text:p>8021837</text:p>
          </table:table-cell>
          <table:table-cell table:style-name="ce1" office:value-type="string" calcext:value-type="string">
            <text:p>CHINA ALUMIUIUM INDUSTRY CO LT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5PC</text:p>
          </table:table-cell>
          <table:table-cell table:style-name="ce1" office:value-type="string" calcext:value-type="string">
            <text:p>Aluminum Corporation of China Limited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996156" calcext:value-type="float">
            <text:p>7996156</text:p>
          </table:table-cell>
          <table:table-cell table:style-name="ce1" office:value-type="string" calcext:value-type="string">
            <text:p>CHINA ALUMUM INDUSTRY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6PC</text:p>
          </table:table-cell>
          <table:table-cell table:style-name="ce1" office:value-type="string" calcext:value-type="string">
            <text:p>China Petroleum &amp; Chemical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548180" calcext:value-type="float">
            <text:p>6548180</text:p>
          </table:table-cell>
          <table:table-cell table:style-name="ce1" office:value-type="string" calcext:value-type="string">
            <text:p>CHINA PETRACHEMICAL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CN30086PC</text:p>
          </table:table-cell>
          <table:table-cell table:style-name="ce1" office:value-type="string" calcext:value-type="string">
            <text:p>China Petroleum &amp; Chemical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668530" calcext:value-type="float">
            <text:p>6668530</text:p>
          </table:table-cell>
          <table:table-cell table:style-name="ce1" office:value-type="string" calcext:value-type="string">
            <text:p>CHINA PETRCHEMICAL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20914" calcext:value-type="float">
            <text:p>6620914</text:p>
          </table:table-cell>
          <table:table-cell office:value-type="string" calcext:value-type="string">
            <text:p>CHINA PETRO CHE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38876" calcext:value-type="float">
            <text:p>6538876</text:p>
          </table:table-cell>
          <table:table-cell office:value-type="string" calcext:value-type="string">
            <text:p>CHINA PETRO CHEM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89055" calcext:value-type="float">
            <text:p>6689055</text:p>
          </table:table-cell>
          <table:table-cell office:value-type="string" calcext:value-type="string">
            <text:p>CHINA PETRO CHEMI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74349" calcext:value-type="float">
            <text:p>6574349</text:p>
          </table:table-cell>
          <table:table-cell office:value-type="string" calcext:value-type="string">
            <text:p>CHINA PETRO CHEMICAL CO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38409" calcext:value-type="float">
            <text:p>7638409</text:p>
          </table:table-cell>
          <table:table-cell office:value-type="string" calcext:value-type="string">
            <text:p>CHINA PETRO CHEMICAL CORP SI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05635" calcext:value-type="float">
            <text:p>6705635</text:p>
          </table:table-cell>
          <table:table-cell office:value-type="string" calcext:value-type="string">
            <text:p>CHINA PETRO CHEMICAL NATURAL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5499317" calcext:value-type="float">
            <text:p>15499317</text:p>
          </table:table-cell>
          <table:table-cell office:value-type="string" calcext:value-type="string">
            <text:p>CHINA PETRO CHEMICAL TECHNOLO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8391076" calcext:value-type="float">
            <text:p>18391076</text:p>
          </table:table-cell>
          <table:table-cell office:value-type="string" calcext:value-type="string">
            <text:p>CHINA PETRO CHEMICAL TECHNOLOGY DEV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8399637" calcext:value-type="float">
            <text:p>18399637</text:p>
          </table:table-cell>
          <table:table-cell office:value-type="string" calcext:value-type="string">
            <text:p>CHINA PETRO CHEMICAL TECHNOLOGY DEV COMPAN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8427857" calcext:value-type="float">
            <text:p>18427857</text:p>
          </table:table-cell>
          <table:table-cell office:value-type="string" calcext:value-type="string">
            <text:p>CHINA PETRO CHEMICAL TECHNOLOGYDEVELOPMENT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06604" calcext:value-type="float">
            <text:p>6706604</text:p>
          </table:table-cell>
          <table:table-cell office:value-type="string" calcext:value-type="string">
            <text:p>CHINA PETRO NATURAL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34633" calcext:value-type="float">
            <text:p>6534633</text:p>
          </table:table-cell>
          <table:table-cell office:value-type="string" calcext:value-type="string">
            <text:p>CHINA PETROCHE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820902" calcext:value-type="float">
            <text:p>6820902</text:p>
          </table:table-cell>
          <table:table-cell office:value-type="string" calcext:value-type="string">
            <text:p>CHINA PETROCHEM CRO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516636" calcext:value-type="float">
            <text:p>7516636</text:p>
          </table:table-cell>
          <table:table-cell office:value-type="string" calcext:value-type="string">
            <text:p>CHINA PETROCHEMCI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91023" calcext:value-type="float">
            <text:p>6791023</text:p>
          </table:table-cell>
          <table:table-cell office:value-type="string" calcext:value-type="string">
            <text:p>CHINA PETROCHEMCI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41803" calcext:value-type="float">
            <text:p>6541803</text:p>
          </table:table-cell>
          <table:table-cell office:value-type="string" calcext:value-type="string">
            <text:p>CHINA PETROCHEMI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52145" calcext:value-type="float">
            <text:p>6552145</text:p>
          </table:table-cell>
          <table:table-cell office:value-type="string" calcext:value-type="string">
            <text:p>CHINA PETROCHEMIAL CORP BALI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846855" calcext:value-type="float">
            <text:p>6846855</text:p>
          </table:table-cell>
          <table:table-cell office:value-type="string" calcext:value-type="string">
            <text:p>CHINA PETROCHEMICAL AND NATU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99908" calcext:value-type="float">
            <text:p>8299908</text:p>
          </table:table-cell>
          <table:table-cell office:value-type="string" calcext:value-type="string">
            <text:p>CHINA PETROCHEMICAL CHEMICAL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44917" calcext:value-type="float">
            <text:p>6544917</text:p>
          </table:table-cell>
          <table:table-cell office:value-type="string" calcext:value-type="string">
            <text:p>CHINA PETROCHEMIC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87884" calcext:value-type="float">
            <text:p>6687884</text:p>
          </table:table-cell>
          <table:table-cell office:value-type="string" calcext:value-type="string">
            <text:p>CHINA PETROCHEMICAL COO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94391" calcext:value-type="float">
            <text:p>194391</text:p>
          </table:table-cell>
          <table:table-cell office:value-type="string" calcext:value-type="string">
            <text:p>CHINA PETROCHEMIC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205" calcext:value-type="float">
            <text:p>5205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778389" calcext:value-type="float">
            <text:p>7778389</text:p>
          </table:table-cell>
          <table:table-cell office:value-type="string" calcext:value-type="string">
            <text:p>CHINA PETROCHEMICAL CORP BAL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865734" calcext:value-type="float">
            <text:p>7865734</text:p>
          </table:table-cell>
          <table:table-cell office:value-type="string" calcext:value-type="string">
            <text:p>CHINA PETROCHEMICAL CORP CHIN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790736" calcext:value-type="float">
            <text:p>7790736</text:p>
          </table:table-cell>
          <table:table-cell office:value-type="string" calcext:value-type="string">
            <text:p>CHINA PETROCHEMICAL CORP FUSH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18237" calcext:value-type="float">
            <text:p>8018237</text:p>
          </table:table-cell>
          <table:table-cell office:value-type="string" calcext:value-type="string">
            <text:p>CHINA PETROCHEMICAL CORP FUSU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135158" calcext:value-type="float">
            <text:p>17135158</text:p>
          </table:table-cell>
          <table:table-cell office:value-type="string" calcext:value-type="string">
            <text:p>CHINA PETROCHEMICAL CORP GE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314558" calcext:value-type="float">
            <text:p>17314558</text:p>
          </table:table-cell>
          <table:table-cell office:value-type="string" calcext:value-type="string">
            <text:p>CHINA PETROCHEMICAL CORP JIA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49247" calcext:value-type="float">
            <text:p>6549247</text:p>
          </table:table-cell>
          <table:table-cell office:value-type="string" calcext:value-type="string">
            <text:p>CHINA PETROCHEMICAL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22049" calcext:value-type="float">
            <text:p>8222049</text:p>
          </table:table-cell>
          <table:table-cell office:value-type="string" calcext:value-type="string">
            <text:p>CHINA PETROCHEMICAL CORP LUOY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163523" calcext:value-type="float">
            <text:p>17163523</text:p>
          </table:table-cell>
          <table:table-cell office:value-type="string" calcext:value-type="string">
            <text:p>CHINA PETROCHEMICAL CORP NANJ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818270" calcext:value-type="float">
            <text:p>7818270</text:p>
          </table:table-cell>
          <table:table-cell office:value-type="string" calcext:value-type="string">
            <text:p>CHINA PETROCHEMICAL CORP PET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480226" calcext:value-type="float">
            <text:p>17480226</text:p>
          </table:table-cell>
          <table:table-cell office:value-type="string" calcext:value-type="string">
            <text:p>CHINA PETROCHEMICAL CORP PIP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05491" calcext:value-type="float">
            <text:p>7605491</text:p>
          </table:table-cell>
          <table:table-cell office:value-type="string" calcext:value-type="string">
            <text:p>CHINA PETROCHEMICAL CORP RES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626658" calcext:value-type="float">
            <text:p>1626658</text:p>
          </table:table-cell>
          <table:table-cell office:value-type="string" calcext:value-type="string">
            <text:p>CHINA PETROCHEMICAL CORP SHA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143924" calcext:value-type="float">
            <text:p>8143924</text:p>
          </table:table-cell>
          <table:table-cell office:value-type="string" calcext:value-type="string">
            <text:p>CHINA PETROCHEMICAL CORP SHE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87627" calcext:value-type="float">
            <text:p>6587627</text:p>
          </table:table-cell>
          <table:table-cell office:value-type="string" calcext:value-type="string">
            <text:p>CHINA PETROCHEMICAL C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75432" calcext:value-type="float">
            <text:p>6675432</text:p>
          </table:table-cell>
          <table:table-cell office:value-type="string" calcext:value-type="string">
            <text:p>CHINA PETROCHEMICAL CRO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81411" calcext:value-type="float">
            <text:p>6781411</text:p>
          </table:table-cell>
          <table:table-cell office:value-type="string" calcext:value-type="string">
            <text:p>CHINA PETROCHEMICAL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81742" calcext:value-type="float">
            <text:p>6781742</text:p>
          </table:table-cell>
          <table:table-cell office:value-type="string" calcext:value-type="string">
            <text:p>CHINA PETROCHEMICAL DEV COR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36937" calcext:value-type="float">
            <text:p>6736937</text:p>
          </table:table-cell>
          <table:table-cell office:value-type="string" calcext:value-type="string">
            <text:p>CHINA PETROCHEMICAL ENGINEER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302644" calcext:value-type="float">
            <text:p>8302644</text:p>
          </table:table-cell>
          <table:table-cell office:value-type="string" calcext:value-type="string">
            <text:p>CHINA PETROCHEMICAL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302747" calcext:value-type="float">
            <text:p>8302747</text:p>
          </table:table-cell>
          <table:table-cell office:value-type="string" calcext:value-type="string">
            <text:p>CHINA PETROCHEMICAL GAS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60824" calcext:value-type="float">
            <text:p>6660824</text:p>
          </table:table-cell>
          <table:table-cell office:value-type="string" calcext:value-type="string">
            <text:p>CHINA PETROCHEMICAL GROUP BAL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47773" calcext:value-type="float">
            <text:p>6547773</text:p>
          </table:table-cell>
          <table:table-cell office:value-type="string" calcext:value-type="string">
            <text:p>CHINA PETROCHEMICAL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25769" calcext:value-type="float">
            <text:p>6725769</text:p>
          </table:table-cell>
          <table:table-cell office:value-type="string" calcext:value-type="string">
            <text:p>CHINA PETROCHEMICAL GROUP COM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312188" calcext:value-type="float">
            <text:p>8312188</text:p>
          </table:table-cell>
          <table:table-cell office:value-type="string" calcext:value-type="string">
            <text:p>CHINA PETROCHEMICAL GROUP DO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5139" calcext:value-type="float">
            <text:p>8285139</text:p>
          </table:table-cell>
          <table:table-cell office:value-type="string" calcext:value-type="string">
            <text:p>CHINA PETROCHEMICAL GROUP DOW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1052" calcext:value-type="float">
            <text:p>8281052</text:p>
          </table:table-cell>
          <table:table-cell office:value-type="string" calcext:value-type="string">
            <text:p>CHINA PETROCHEMICAL GROUP HEN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9464" calcext:value-type="float">
            <text:p>8289464</text:p>
          </table:table-cell>
          <table:table-cell office:value-type="string" calcext:value-type="string">
            <text:p>CHINA PETROCHEMICAL GROUP JI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9035" calcext:value-type="float">
            <text:p>8289035</text:p>
          </table:table-cell>
          <table:table-cell office:value-type="string" calcext:value-type="string">
            <text:p>CHINA PETROCHEMICAL GROUP NANJ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51587" calcext:value-type="float">
            <text:p>8251587</text:p>
          </table:table-cell>
          <table:table-cell office:value-type="string" calcext:value-type="string">
            <text:p>CHINA PETROCHEMICAL GROUP S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5221" calcext:value-type="float">
            <text:p>8285221</text:p>
          </table:table-cell>
          <table:table-cell office:value-type="string" calcext:value-type="string">
            <text:p>CHINA PETROCHEMICAL HOLDING S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04957" calcext:value-type="float">
            <text:p>8004957</text:p>
          </table:table-cell>
          <table:table-cell office:value-type="string" calcext:value-type="string">
            <text:p>CHINA PETROCHEMICAL IND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81744" calcext:value-type="float">
            <text:p>6781744</text:p>
          </table:table-cell>
          <table:table-cell office:value-type="string" calcext:value-type="string">
            <text:p>CHINA PETROCHEMICAL INDUSTRY 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8252" calcext:value-type="float">
            <text:p>8288252</text:p>
          </table:table-cell>
          <table:table-cell office:value-type="string" calcext:value-type="string">
            <text:p>CHINA PETROCHEMICAL LANZHOU P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141760" calcext:value-type="float">
            <text:p>8141760</text:p>
          </table:table-cell>
          <table:table-cell office:value-type="string" calcext:value-type="string">
            <text:p>CHINA PETROCHEMICAL OCEAN PET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141763" calcext:value-type="float">
            <text:p>8141763</text:p>
          </table:table-cell>
          <table:table-cell office:value-type="string" calcext:value-type="string">
            <text:p>CHINA PETROCHEMICAL OFFSHORE 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475121" calcext:value-type="float">
            <text:p>7475121</text:p>
          </table:table-cell>
          <table:table-cell office:value-type="string" calcext:value-type="string">
            <text:p>CHINA PETROCHEMICAL SHANGHAI 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011850" calcext:value-type="float">
            <text:p>7011850</text:p>
          </table:table-cell>
          <table:table-cell office:value-type="string" calcext:value-type="string">
            <text:p>CHINA PETROCHEMICAL SHENGLI O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85130" calcext:value-type="float">
            <text:p>8285130</text:p>
          </table:table-cell>
          <table:table-cell office:value-type="string" calcext:value-type="string">
            <text:p>CHINA PETROCHEMICAL STOCK S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8425637" calcext:value-type="float">
            <text:p>18425637</text:p>
          </table:table-cell>
          <table:table-cell office:value-type="string" calcext:value-type="string">
            <text:p>CHINA PETROCHEMICAL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20792929" calcext:value-type="float">
            <text:p>20792929</text:p>
          </table:table-cell>
          <table:table-cell office:value-type="string" calcext:value-type="string">
            <text:p>CHINA PETROCHEMICAL TECHNOLOG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20792928" calcext:value-type="float">
            <text:p>20792928</text:p>
          </table:table-cell>
          <table:table-cell office:value-type="string" calcext:value-type="string">
            <text:p>CHINA PETROCHEMICAL TECHNOLOGY DEV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315239" calcext:value-type="float">
            <text:p>7315239</text:p>
          </table:table-cell>
          <table:table-cell office:value-type="string" calcext:value-type="string">
            <text:p>CHINA PETROCHEMICAL YANGZI PE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894809" calcext:value-type="float">
            <text:p>7894809</text:p>
          </table:table-cell>
          <table:table-cell office:value-type="string" calcext:value-type="string">
            <text:p>CHINA PETROCHEMICAL YIZHENG 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946847" calcext:value-type="float">
            <text:p>6946847</text:p>
          </table:table-cell>
          <table:table-cell office:value-type="string" calcext:value-type="string">
            <text:p>CHINA PETROCHEMICAL YIZHENG O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848830" calcext:value-type="float">
            <text:p>6848830</text:p>
          </table:table-cell>
          <table:table-cell office:value-type="string" calcext:value-type="string">
            <text:p>CHINA PETROCHEMICLA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36464" calcext:value-type="float">
            <text:p>6736464</text:p>
          </table:table-cell>
          <table:table-cell office:value-type="string" calcext:value-type="string">
            <text:p>CHINA PETROCHEUM AND NATURAL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50355" calcext:value-type="float">
            <text:p>6550355</text:p>
          </table:table-cell>
          <table:table-cell office:value-type="string" calcext:value-type="string">
            <text:p>CHINA PETROCHMIC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91451" calcext:value-type="float">
            <text:p>6691451</text:p>
          </table:table-cell>
          <table:table-cell office:value-type="string" calcext:value-type="string">
            <text:p>CHINA PETROCYHEMIC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14240" calcext:value-type="float">
            <text:p>6614240</text:p>
          </table:table-cell>
          <table:table-cell office:value-type="string" calcext:value-type="string">
            <text:p>CHINA PETROL NATURAL GAS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153720" calcext:value-type="float">
            <text:p>8153720</text:p>
          </table:table-cell>
          <table:table-cell office:value-type="string" calcext:value-type="string">
            <text:p>CHINA PETROLECUM &amp; NATURAL GA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860325" calcext:value-type="float">
            <text:p>6860325</text:p>
          </table:table-cell>
          <table:table-cell office:value-type="string" calcext:value-type="string">
            <text:p>CHINA PETROLEMIC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912602" calcext:value-type="float">
            <text:p>7912602</text:p>
          </table:table-cell>
          <table:table-cell office:value-type="string" calcext:value-type="string">
            <text:p>CHINA PETROLEU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06486" calcext:value-type="float">
            <text:p>6706486</text:p>
          </table:table-cell>
          <table:table-cell office:value-type="string" calcext:value-type="string">
            <text:p>CHINA PETROLEUM &amp;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963202" calcext:value-type="float">
            <text:p>6963202</text:p>
          </table:table-cell>
          <table:table-cell office:value-type="string" calcext:value-type="string">
            <text:p>CHINA PETROLEUM &amp; GAS PIPELIN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564019" calcext:value-type="float">
            <text:p>6564019</text:p>
          </table:table-cell>
          <table:table-cell office:value-type="string" calcext:value-type="string">
            <text:p>CHINA PETROLEUM &amp; NATURAL GA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22724779" calcext:value-type="float">
            <text:p>22724779</text:p>
          </table:table-cell>
          <table:table-cell office:value-type="string" calcext:value-type="string">
            <text:p>CHINA PETROLEUM &amp; NATURAL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83372" calcext:value-type="float">
            <text:p>7683372</text:p>
          </table:table-cell>
          <table:table-cell office:value-type="string" calcext:value-type="string">
            <text:p>CHINA PETROLEUM AND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72286" calcext:value-type="float">
            <text:p>7672286</text:p>
          </table:table-cell>
          <table:table-cell office:value-type="string" calcext:value-type="string">
            <text:p>CHINA PETROLEUM AND GAS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156226" calcext:value-type="float">
            <text:p>8156226</text:p>
          </table:table-cell>
          <table:table-cell office:value-type="string" calcext:value-type="string">
            <text:p>CHINA PETROLEUM AND GAS GRO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28369" calcext:value-type="float">
            <text:p>7628369</text:p>
          </table:table-cell>
          <table:table-cell office:value-type="string" calcext:value-type="string">
            <text:p>CHINA PETROLEUM AND GAS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476936" calcext:value-type="float">
            <text:p>17476936</text:p>
          </table:table-cell>
          <table:table-cell office:value-type="string" calcext:value-type="string">
            <text:p>CHINA PETROLEUM AND GAS PIPE B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88633" calcext:value-type="float">
            <text:p>7688633</text:p>
          </table:table-cell>
          <table:table-cell office:value-type="string" calcext:value-type="string">
            <text:p>CHINA PETROLEUM AND GAS PIPEL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36819" calcext:value-type="float">
            <text:p>6736819</text:p>
          </table:table-cell>
          <table:table-cell office:value-type="string" calcext:value-type="string">
            <text:p>CHINA PETROLEUM AND MATURAL G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21480" calcext:value-type="float">
            <text:p>6721480</text:p>
          </table:table-cell>
          <table:table-cell office:value-type="string" calcext:value-type="string">
            <text:p>CHINA PETROLEUM AND NATURAL B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862366" calcext:value-type="float">
            <text:p>6862366</text:p>
          </table:table-cell>
          <table:table-cell office:value-type="string" calcext:value-type="string">
            <text:p>CHINA PETROLEUM AND NATURE GA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736465" calcext:value-type="float">
            <text:p>6736465</text:p>
          </table:table-cell>
          <table:table-cell office:value-type="string" calcext:value-type="string">
            <text:p>CHINA PETROLEUM AND NATWRAL G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6625748" calcext:value-type="float">
            <text:p>6625748</text:p>
          </table:table-cell>
          <table:table-cell office:value-type="string" calcext:value-type="string">
            <text:p>CHINA PETROLEUM AND NUTRUAL G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687526" calcext:value-type="float">
            <text:p>7687526</text:p>
          </table:table-cell>
          <table:table-cell office:value-type="string" calcext:value-type="string">
            <text:p>CHINA PETROLEUM CHE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4329836" calcext:value-type="float">
            <text:p>4329836</text:p>
          </table:table-cell>
          <table:table-cell office:value-type="string" calcext:value-type="string">
            <text:p>CHINA PETROLEUM CHEMICA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95549" calcext:value-type="float">
            <text:p>8295549</text:p>
          </table:table-cell>
          <table:table-cell office:value-type="string" calcext:value-type="string">
            <text:p>CHINA PETROLEUM CHEMICAL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69843" calcext:value-type="float">
            <text:p>8069843</text:p>
          </table:table-cell>
          <table:table-cell office:value-type="string" calcext:value-type="string">
            <text:p>CHINA PETROLEUM CHEMICAL HOLD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05860" calcext:value-type="float">
            <text:p>8005860</text:p>
          </table:table-cell>
          <table:table-cell office:value-type="string" calcext:value-type="string">
            <text:p>CHINA PETROLEUM CHEMICALS GRO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35334" calcext:value-type="float">
            <text:p>8035334</text:p>
          </table:table-cell>
          <table:table-cell office:value-type="string" calcext:value-type="string">
            <text:p>CHINA PETROLEUM CHEMICALS STO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30086PC</text:p>
          </table:table-cell>
          <table:table-cell table:style-name="ce3" office:value-type="string" calcext:value-type="string">
            <text:p>China Petroleum &amp; Chemical Corporation</text:p>
          </table:table-cell>
          <table:table-cell office:value-type="string" calcext:value-type="string">
            <text:p>CHINA</text:p>
          </table:table-cell>
          <table:table-cell office:value-type="float" office:value="7519486" calcext:value-type="float">
            <text:p>7519486</text:p>
          </table:table-cell>
          <table:table-cell office:value-type="string" calcext:value-type="string">
            <text:p>CHINA PETROLEVM &amp; CHEMICAL CO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</text:p>
          </table:table-cell>
          <table:table-cell office:value-type="float" office:value="23325581" calcext:value-type="float">
            <text:p>23325581</text:p>
          </table:table-cell>
          <table:table-cell office:value-type="string" calcext:value-type="string">
            <text:p>CHINA PETROLEUM &amp; CHEM COR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</text:p>
          </table:table-cell>
          <table:table-cell office:value-type="float" office:value="6869891" calcext:value-type="float">
            <text:p>6869891</text:p>
          </table:table-cell>
          <table:table-cell office:value-type="string" calcext:value-type="string">
            <text:p>CHINA PETROLEUM &amp; CHEM SHENGLI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CHINA PETROLEUM &amp; CHEMICAL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29548" calcext:value-type="float">
            <text:p>29548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8287269" calcext:value-type="float">
            <text:p>8287269</text:p>
          </table:table-cell>
          <table:table-cell office:value-type="string" calcext:value-type="string">
            <text:p>CHINA PETROLEUM &amp; CHEMICAL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11227219" calcext:value-type="float">
            <text:p>111227219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7371275" calcext:value-type="float">
            <text:p>17371275</text:p>
          </table:table-cell>
          <table:table-cell office:value-type="string" calcext:value-type="string">
            <text:p>CHINA PETROLEUM &amp; CHEMICAL G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8094376" calcext:value-type="float">
            <text:p>8094376</text:p>
          </table:table-cell>
          <table:table-cell office:value-type="string" calcext:value-type="string">
            <text:p>CHINA PETROLEUM &amp; CHEMICAL SH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314161" calcext:value-type="float">
            <text:p>314161</text:p>
          </table:table-cell>
          <table:table-cell office:value-type="string" calcext:value-type="string">
            <text:p>CHINA INT MARINE CONTAINER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YES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3717366" calcext:value-type="float">
            <text:p>23717366</text:p>
          </table:table-cell>
          <table:table-cell office:value-type="string" calcext:value-type="string">
            <text:p>CHINA INT MARINE CONTAINERS (GROUP)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3732660" calcext:value-type="float">
            <text:p>23732660</text:p>
          </table:table-cell>
          <table:table-cell office:value-type="string" calcext:value-type="string">
            <text:p>CHINA INT MARINE CONTAINERS (GROUP)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608817" calcext:value-type="float">
            <text:p>6608817</text:p>
          </table:table-cell>
          <table:table-cell office:value-type="string" calcext:value-type="string">
            <text:p>CHINA INT SHIPPING CONTAI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654038" calcext:value-type="float">
            <text:p>7654038</text:p>
          </table:table-cell>
          <table:table-cell office:value-type="string" calcext:value-type="string">
            <text:p>CHINA INT SHIPPING CONTAINER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686369" calcext:value-type="float">
            <text:p>7686369</text:p>
          </table:table-cell>
          <table:table-cell office:value-type="string" calcext:value-type="string">
            <text:p>CHINA INT SHIPPING CONTAINER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table:style-name="ce1" office:value-type="string" calcext:value-type="string">
            <text:p>China International Marine Containers (Group)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022607" calcext:value-type="float">
            <text:p>7022607</text:p>
          </table:table-cell>
          <table:table-cell table:style-name="ce1" office:value-type="string" calcext:value-type="string">
            <text:p>CHINA INTERNAT CONTAINER GROU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108674069" calcext:value-type="float">
            <text:p>108674069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110893273" calcext:value-type="float">
            <text:p>110893273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table:style-name="ce1" office:value-type="string" calcext:value-type="string">
            <text:p>China International Marine Containers (Group)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943477" calcext:value-type="float">
            <text:p>6943477</text:p>
          </table:table-cell>
          <table:table-cell table:style-name="ce1" office:value-type="string" calcext:value-type="string">
            <text:p>CHINA INTERNATIONL MARINE CONT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table:style-name="ce1" office:value-type="string" calcext:value-type="string">
            <text:p>China International Marine Containers (Group)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013788" calcext:value-type="float">
            <text:p>7013788</text:p>
          </table:table-cell>
          <table:table-cell table:style-name="ce1" office:value-type="string" calcext:value-type="string">
            <text:p>CHINA INTERNAT MACHINE CONTAIN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2517216" calcext:value-type="float">
            <text:p>22517216</text:p>
          </table:table-cell>
          <table:table-cell office:value-type="string" calcext:value-type="string">
            <text:p>CHINA INTERNAT MARINE CONTATINERS GROU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866648" calcext:value-type="float">
            <text:p>6866648</text:p>
          </table:table-cell>
          <table:table-cell office:value-type="string" calcext:value-type="string">
            <text:p>CHINA INTERNAT MARINE TRANS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table:style-name="ce1" office:value-type="string" calcext:value-type="string">
            <text:p>China International Marine Containers (Group)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838075" calcext:value-type="float">
            <text:p>7838075</text:p>
          </table:table-cell>
          <table:table-cell table:style-name="ce1" office:value-type="string" calcext:value-type="string">
            <text:p>CHINA INTERNAT MARIRLE CONTAIN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 INTERNATIONAL MARINE CONTAINERS</text:p>
          </table:table-cell>
          <table:table-cell office:value-type="float" office:value="108674069" calcext:value-type="float">
            <text:p>108674069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 INTERNATIONAL MARINE CONTAINERS</text:p>
          </table:table-cell>
          <table:table-cell office:value-type="float" office:value="110893273" calcext:value-type="float">
            <text:p>110893273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30432PC</text:p>
          </table:table-cell>
          <table:table-cell table:style-name="ce1" office:value-type="string" calcext:value-type="string">
            <text:p>China Gezhouba Group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23273231" calcext:value-type="float">
            <text:p>23273231</text:p>
          </table:table-cell>
          <table:table-cell table:style-name="ce1" office:value-type="string" calcext:value-type="string">
            <text:p>CHINA GEZHOUBA GROUP MECHANICAL &amp; ELECTRICAL CONSTRUCTION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N31227PC</text:p>
          </table:table-cell>
          <table:table-cell table:style-name="ce4" office:value-type="string" calcext:value-type="string">
            <text:p>China Sinoma International Engineering Co., Ltd.</text:p>
          </table:table-cell>
          <table:table-cell table:style-name="ce4" office:value-type="string" calcext:value-type="string">
            <text:p>CHINA SINOMA</text:p>
          </table:table-cell>
          <table:table-cell table:style-name="ce4" office:value-type="float" office:value="17517193" calcext:value-type="float">
            <text:p>17517193</text:p>
          </table:table-cell>
          <table:table-cell table:style-name="ce4" office:value-type="string" calcext:value-type="string">
            <text:p>CHINA SINOMA COMPANY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1604PC</text:p>
          </table:table-cell>
          <table:table-cell table:style-name="ce4" office:value-type="string" calcext:value-type="string">
            <text:p>China Communications Construction Company Limited</text:p>
          </table:table-cell>
          <table:table-cell table:style-name="ce4" office:value-type="string" calcext:value-type="string">
            <text:p>CHINA COMM CONSTRUCTION</text:p>
          </table:table-cell>
          <table:table-cell table:style-name="ce4" office:value-type="float" office:value="17213859" calcext:value-type="float">
            <text:p>17213859</text:p>
          </table:table-cell>
          <table:table-cell table:style-name="ce4" office:value-type="string" calcext:value-type="string">
            <text:p>CHINA COMM CONSTRUCTION COMPAN</text:p>
          </table:table-cell>
          <table:table-cell table:style-name="ce4" office:value-type="string" calcext:value-type="string">
            <text:p>patstat_std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1604PC</text:p>
          </table:table-cell>
          <table:table-cell table:style-name="ce4" office:value-type="string" calcext:value-type="string">
            <text:p>China Communications Construction Company Limited</text:p>
          </table:table-cell>
          <table:table-cell table:style-name="ce4" office:value-type="string" calcext:value-type="string">
            <text:p>CHINA COMM CONSTRUCTION</text:p>
          </table:table-cell>
          <table:table-cell table:style-name="ce4" office:value-type="float" office:value="8010656" calcext:value-type="float">
            <text:p>8010656</text:p>
          </table:table-cell>
          <table:table-cell table:style-name="ce4" office:value-type="string" calcext:value-type="string">
            <text:p>CHINA COMM CONSTRUCTION GROUP</text:p>
          </table:table-cell>
          <table:table-cell table:style-name="ce4" office:value-type="string" calcext:value-type="string">
            <text:p>patstat_std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8170148" calcext:value-type="float">
            <text:p>8170148</text:p>
          </table:table-cell>
          <table:table-cell table:style-name="ce1" office:value-type="string" calcext:value-type="string">
            <text:p>CHINA CREC RAILWAY ELECTRIFICA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4341282" calcext:value-type="float">
            <text:p>4341282</text:p>
          </table:table-cell>
          <table:table-cell table:style-name="ce1" office:value-type="string" calcext:value-type="string">
            <text:p>CHINA MAJOR BRIDGE ENG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7248925" calcext:value-type="float">
            <text:p>17248925</text:p>
          </table:table-cell>
          <table:table-cell table:style-name="ce1" office:value-type="string" calcext:value-type="string">
            <text:p>CHINA MAJOR BRIDGE GROUP NO 2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7477269" calcext:value-type="float">
            <text:p>17477269</text:p>
          </table:table-cell>
          <table:table-cell table:style-name="ce1" office:value-type="string" calcext:value-type="string">
            <text:p>CHINA ZHONGTIE MAJOR BRIDGE CO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961358" calcext:value-type="float">
            <text:p>6961358</text:p>
          </table:table-cell>
          <table:table-cell table:style-name="ce1" office:value-type="string" calcext:value-type="string">
            <text:p>CHINA ZHONGTIE MAJOR BRIDGE EN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22651279" calcext:value-type="float">
            <text:p>22651279</text:p>
          </table:table-cell>
          <table:table-cell table:style-name="ce1" office:value-type="string" calcext:value-type="string">
            <text:p>CHINA ZHONGTIE MAJOR BRIDGE ENG GROUP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7477239" calcext:value-type="float">
            <text:p>17477239</text:p>
          </table:table-cell>
          <table:table-cell table:style-name="ce1" office:value-type="string" calcext:value-type="string">
            <text:p>CHINA ZHONGTIE MAJOR BRIDGE FI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1" office:value-type="string" calcext:value-type="string">
            <text:p>China Railway Group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766490" calcext:value-type="float">
            <text:p>7766490</text:p>
          </table:table-cell>
          <table:table-cell table:style-name="ce1" office:value-type="string" calcext:value-type="string">
            <text:p>CHINA ZHONGTIE MAJOR BRIDGE RE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19083" calcext:value-type="float">
            <text:p>8219083</text:p>
          </table:table-cell>
          <table:table-cell table:style-name="ce4" office:value-type="string" calcext:value-type="string">
            <text:p>CHINA RAILWAY ERJU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DIRECT SUBSIDIARY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07435" calcext:value-type="float">
            <text:p>17007435</text:p>
          </table:table-cell>
          <table:table-cell table:style-name="ce4" office:value-type="string" calcext:value-type="string">
            <text:p>CHINA RAILWAY 10TH BUREAU GRO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7683" calcext:value-type="float">
            <text:p>8287683</text:p>
          </table:table-cell>
          <table:table-cell table:style-name="ce4" office:value-type="string" calcext:value-type="string">
            <text:p>CHINA RAILWAY 10TH CONSTRUCTI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30154" calcext:value-type="float">
            <text:p>17430154</text:p>
          </table:table-cell>
          <table:table-cell table:style-name="ce4" office:value-type="string" calcext:value-type="string">
            <text:p>CHINA RAILWAY 2ND BUREAU CO LT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36267" calcext:value-type="float">
            <text:p>17036267</text:p>
          </table:table-cell>
          <table:table-cell table:style-name="ce4" office:value-type="string" calcext:value-type="string">
            <text:p>CHINA RAILWAY 4TH BUREAU GROU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63273" calcext:value-type="float">
            <text:p>17063273</text:p>
          </table:table-cell>
          <table:table-cell table:style-name="ce4" office:value-type="string" calcext:value-type="string">
            <text:p>CHINA RAILWAY 5TH BUREAU GROUP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19284" calcext:value-type="float">
            <text:p>17119284</text:p>
          </table:table-cell>
          <table:table-cell table:style-name="ce4" office:value-type="string" calcext:value-type="string">
            <text:p>CHINA RAILWAY 6TH BUREAU GROU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307431" calcext:value-type="float">
            <text:p>8307431</text:p>
          </table:table-cell>
          <table:table-cell table:style-name="ce4" office:value-type="string" calcext:value-type="string">
            <text:p>CHINA RAILWAY 8 BUREAU GROUP 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style-name="ce1"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307428" calcext:value-type="float">
            <text:p>8307428</text:p>
          </table:table-cell>
          <table:table-cell table:style-name="ce4" office:value-type="string" calcext:value-type="string">
            <text:p>CHINA RAILWAY 8TH BUREAU GROU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97950" calcext:value-type="float">
            <text:p>8297950</text:p>
          </table:table-cell>
          <table:table-cell table:style-name="ce4" office:value-type="string" calcext:value-type="string">
            <text:p>CHINA RAILWAY 8TH CONSTRUCTIO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03112" calcext:value-type="float">
            <text:p>17203112</text:p>
          </table:table-cell>
          <table:table-cell table:style-name="ce4" office:value-type="string" calcext:value-type="string">
            <text:p>CHINA RAILWAY 9TH BUREAU GROUP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82754" calcext:value-type="float">
            <text:p>17482754</text:p>
          </table:table-cell>
          <table:table-cell table:style-name="ce4" office:value-type="string" calcext:value-type="string">
            <text:p>CHINA RAILWAY BAOJI BRIDGE GR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93424" calcext:value-type="float">
            <text:p>17493424</text:p>
          </table:table-cell>
          <table:table-cell table:style-name="ce4" office:value-type="string" calcext:value-type="string">
            <text:p>CHINA RAILWAY BAOJI BRIGE CO L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77686" calcext:value-type="float">
            <text:p>8077686</text:p>
          </table:table-cell>
          <table:table-cell table:style-name="ce4" office:value-type="string" calcext:value-type="string">
            <text:p>CHINA RAILWAY BRIDGE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2903155" calcext:value-type="float">
            <text:p>22903155</text:p>
          </table:table-cell>
          <table:table-cell table:style-name="ce4" office:value-type="string" calcext:value-type="string">
            <text:p>CHINA RAILWAY COR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82288" calcext:value-type="float">
            <text:p>7982288</text:p>
          </table:table-cell>
          <table:table-cell table:style-name="ce4" office:value-type="string" calcext:value-type="string">
            <text:p>CHINA RAILWAY EIGHTH ENGINEERI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95945" calcext:value-type="float">
            <text:p>7995945</text:p>
          </table:table-cell>
          <table:table-cell table:style-name="ce4" office:value-type="string" calcext:value-type="string">
            <text:p>CHINA RAILWAY EIGHTH ENGINEERING CO LT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80290" calcext:value-type="float">
            <text:p>8080290</text:p>
          </table:table-cell>
          <table:table-cell table:style-name="ce4" office:value-type="string" calcext:value-type="string">
            <text:p>CHINA RAILWAY ENGINEERING CONS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91924" calcext:value-type="float">
            <text:p>17391924</text:p>
          </table:table-cell>
          <table:table-cell table:style-name="ce4" office:value-type="string" calcext:value-type="string">
            <text:p>CHINA RAILWAY ENGINEERING COS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110421" calcext:value-type="float">
            <text:p>8110421</text:p>
          </table:table-cell>
          <table:table-cell table:style-name="ce4" office:value-type="string" calcext:value-type="string">
            <text:p>CHINA RAILWAY ENGINEERING DESI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2260772" calcext:value-type="float">
            <text:p>22260772</text:p>
          </table:table-cell>
          <table:table-cell table:style-name="ce4" office:value-type="string" calcext:value-type="string">
            <text:p>CHINA RAILWAY ENGINEERING EQUIPMENT GROUP CO LT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3283539" calcext:value-type="float">
            <text:p>23283539</text:p>
          </table:table-cell>
          <table:table-cell table:style-name="ce4" office:value-type="string" calcext:value-type="string">
            <text:p>CHINA RAILWAY ENGINEERING EQUIPMENT GROUP CO LTD CRE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18921" calcext:value-type="float">
            <text:p>8218921</text:p>
          </table:table-cell>
          <table:table-cell table:style-name="ce4" office:value-type="string" calcext:value-type="string">
            <text:p>CHINA RAILWAY ERYUAN ENG GROUP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93138" calcext:value-type="float">
            <text:p>17093138</text:p>
          </table:table-cell>
          <table:table-cell table:style-name="ce4" office:value-type="string" calcext:value-type="string">
            <text:p>CHINA RAILWAY FIFTH BUREAU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896189" calcext:value-type="float">
            <text:p>7896189</text:p>
          </table:table-cell>
          <table:table-cell table:style-name="ce4" office:value-type="string" calcext:value-type="string">
            <text:p>CHINA RAILWAY FIRST ENGINEER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87385" calcext:value-type="float">
            <text:p>17087385</text:p>
          </table:table-cell>
          <table:table-cell table:style-name="ce4" office:value-type="string" calcext:value-type="string">
            <text:p>CHINA RAILWAY FIRST GROUP CO L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895641" calcext:value-type="float">
            <text:p>7895641</text:p>
          </table:table-cell>
          <table:table-cell table:style-name="ce4" office:value-type="string" calcext:value-type="string">
            <text:p>CHINA RAILWAY FIRST GROUP XINY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09683" calcext:value-type="float">
            <text:p>17409683</text:p>
          </table:table-cell>
          <table:table-cell table:style-name="ce4" office:value-type="string" calcext:value-type="string">
            <text:p>CHINA RAILWAY FIVETH ENGINEERI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6995561" calcext:value-type="float">
            <text:p>16995561</text:p>
          </table:table-cell>
          <table:table-cell table:style-name="ce4" office:value-type="string" calcext:value-type="string">
            <text:p>CHINA RAILWAY GROUP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29512" calcext:value-type="float">
            <text:p>17029512</text:p>
          </table:table-cell>
          <table:table-cell table:style-name="ce4" office:value-type="string" calcext:value-type="string">
            <text:p>CHINA RAILWAY GROUP LT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69784" calcext:value-type="float">
            <text:p>17069784</text:p>
          </table:table-cell>
          <table:table-cell table:style-name="ce4" office:value-type="string" calcext:value-type="string">
            <text:p>CHINA RAILWAY MAJOR BRIDGE BUR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4409534" calcext:value-type="float">
            <text:p>4409534</text:p>
          </table:table-cell>
          <table:table-cell table:style-name="ce4" office:value-type="string" calcext:value-type="string">
            <text:p>CHINA RAILWAY MAJOR BRIDGE ENGINEERING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94412" calcext:value-type="float">
            <text:p>17094412</text:p>
          </table:table-cell>
          <table:table-cell table:style-name="ce4" office:value-type="string" calcext:value-type="string">
            <text:p>CHINA RAILWAY NO 10 BUREAU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6996640" calcext:value-type="float">
            <text:p>16996640</text:p>
          </table:table-cell>
          <table:table-cell table:style-name="ce4" office:value-type="string" calcext:value-type="string">
            <text:p>CHINA RAILWAY NO 2 BUREAU CO L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310090" calcext:value-type="float">
            <text:p>8310090</text:p>
          </table:table-cell>
          <table:table-cell table:style-name="ce4" office:value-type="string" calcext:value-type="string">
            <text:p>CHINA RAILWAY NO 2 OFFICE ENGI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91257" calcext:value-type="float">
            <text:p>17491257</text:p>
          </table:table-cell>
          <table:table-cell table:style-name="ce4" office:value-type="string" calcext:value-type="string">
            <text:p>CHINA RAILWAY NO 3 SURVEY &amp; DE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51587" calcext:value-type="float">
            <text:p>17051587</text:p>
          </table:table-cell>
          <table:table-cell table:style-name="ce4" office:value-type="string" calcext:value-type="string">
            <text:p>CHINA RAILWAY NO 4 BUREAU GRO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58042" calcext:value-type="float">
            <text:p>8058042</text:p>
          </table:table-cell>
          <table:table-cell table:style-name="ce4" office:value-type="string" calcext:value-type="string">
            <text:p>CHINA RAILWAY NO 4 ENGINEERIN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315865" calcext:value-type="float">
            <text:p>8315865</text:p>
          </table:table-cell>
          <table:table-cell table:style-name="ce4" office:value-type="string" calcext:value-type="string">
            <text:p>CHINA RAILWAY NO 5 ENGINEERIN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95621" calcext:value-type="float">
            <text:p>7995621</text:p>
          </table:table-cell>
          <table:table-cell table:style-name="ce4" office:value-type="string" calcext:value-type="string">
            <text:p>CHINA RAILWAY NO 8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95768" calcext:value-type="float">
            <text:p>7995768</text:p>
          </table:table-cell>
          <table:table-cell table:style-name="ce4" office:value-type="string" calcext:value-type="string">
            <text:p>CHINA RAILWAY NO 8 ENGINEERING GROUP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762782" calcext:value-type="float">
            <text:p>17762782</text:p>
          </table:table-cell>
          <table:table-cell table:style-name="ce4" office:value-type="string" calcext:value-type="string">
            <text:p>CHINA RAILWAY NO 8 ENGINEERNG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97530" calcext:value-type="float">
            <text:p>8297530</text:p>
          </table:table-cell>
          <table:table-cell table:style-name="ce4" office:value-type="string" calcext:value-type="string">
            <text:p>CHINA RAILWAY NO 8 OFFICE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72160" calcext:value-type="float">
            <text:p>17172160</text:p>
          </table:table-cell>
          <table:table-cell table:style-name="ce4" office:value-type="string" calcext:value-type="string">
            <text:p>CHINA RAILWAY SCIENCE &amp; INDUST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19087" calcext:value-type="float">
            <text:p>8219087</text:p>
          </table:table-cell>
          <table:table-cell table:style-name="ce4" office:value-type="string" calcext:value-type="string">
            <text:p>CHINA RAILWAY SECOND BUREAU C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89035" calcext:value-type="float">
            <text:p>17389035</text:p>
          </table:table-cell>
          <table:table-cell table:style-name="ce4" office:value-type="string" calcext:value-type="string">
            <text:p>CHINA RAILWAY SIXTH ENGINEERI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49392" calcext:value-type="float">
            <text:p>17049392</text:p>
          </table:table-cell>
          <table:table-cell table:style-name="ce4" office:value-type="string" calcext:value-type="string">
            <text:p>CHINA RAILWAY SIXTH GROUP CO L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94406" calcext:value-type="float">
            <text:p>17094406</text:p>
          </table:table-cell>
          <table:table-cell table:style-name="ce4" office:value-type="string" calcext:value-type="string">
            <text:p>CHINA RAILWAY SIXTH GROUP TAIY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90472" calcext:value-type="float">
            <text:p>7990472</text:p>
          </table:table-cell>
          <table:table-cell table:style-name="ce4" office:value-type="string" calcext:value-type="string">
            <text:p>CHINA RAILWAY SIXTH GROUP TIA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36238" calcext:value-type="float">
            <text:p>17436238</text:p>
          </table:table-cell>
          <table:table-cell table:style-name="ce4" office:value-type="string" calcext:value-type="string">
            <text:p>CHINA RAILWAY SOUTHWEST RES I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125181" calcext:value-type="float">
            <text:p>8125181</text:p>
          </table:table-cell>
          <table:table-cell table:style-name="ce4" office:value-type="string" calcext:value-type="string">
            <text:p>CHINA RAILWAY SOUTHWEST SCIENC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35854" calcext:value-type="float">
            <text:p>17435854</text:p>
          </table:table-cell>
          <table:table-cell table:style-name="ce4" office:value-type="string" calcext:value-type="string">
            <text:p>CHINA RAILWAY TENTH ENGINEER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89003" calcext:value-type="float">
            <text:p>7989003</text:p>
          </table:table-cell>
          <table:table-cell table:style-name="ce4" office:value-type="string" calcext:value-type="string">
            <text:p>CHINA RAILWAY THIRD ENGINEER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23897" calcext:value-type="float">
            <text:p>8223897</text:p>
          </table:table-cell>
          <table:table-cell table:style-name="ce4" office:value-type="string" calcext:value-type="string">
            <text:p>CHINA RAILWAY THIRD SURVEY AN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65778" calcext:value-type="float">
            <text:p>8065778</text:p>
          </table:table-cell>
          <table:table-cell table:style-name="ce4" office:value-type="string" calcext:value-type="string">
            <text:p>CHINA RAILWAY TUNNEL CO 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572058" calcext:value-type="float">
            <text:p>7572058</text:p>
          </table:table-cell>
          <table:table-cell table:style-name="ce4" office:value-type="string" calcext:value-type="string">
            <text:p>CHINA RAILWAY TUNNEL GROUP C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98090" calcext:value-type="float">
            <text:p>17498090</text:p>
          </table:table-cell>
          <table:table-cell table:style-name="ce4" office:value-type="string" calcext:value-type="string">
            <text:p>CHINA RAILWAY TUNNEL GROUP TU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9826809" calcext:value-type="float">
            <text:p>19826809</text:p>
          </table:table-cell>
          <table:table-cell table:style-name="ce4" office:value-type="string" calcext:value-type="string">
            <text:p>CHINA RAILWAY TUNNEL RECONNAIS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101925" calcext:value-type="float">
            <text:p>8101925</text:p>
          </table:table-cell>
          <table:table-cell table:style-name="ce4" office:value-type="string" calcext:value-type="string">
            <text:p>CHINA RAILWAY TUNNEL STOCK C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517052" calcext:value-type="float">
            <text:p>17517052</text:p>
          </table:table-cell>
          <table:table-cell table:style-name="ce4" office:value-type="string" calcext:value-type="string">
            <text:p>CHINA RAILWAY TUNNEL SURVEY &amp;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0734513" calcext:value-type="float">
            <text:p>20734513</text:p>
          </table:table-cell>
          <table:table-cell table:style-name="ce4" office:value-type="string" calcext:value-type="string">
            <text:p>CHINA RAILWAY TUNNELING EQUI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42PC</text:p>
          </table:table-cell>
          <table:table-cell table:style-name="ce4" office:value-type="string" calcext:value-type="string">
            <text:p>China Railway Group Ltd.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26176" calcext:value-type="float">
            <text:p>17026176</text:p>
          </table:table-cell>
          <table:table-cell table:style-name="ce4" office:value-type="string" calcext:value-type="string">
            <text:p>CHINA RAILWAY TUNNELS GROUP C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E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529648" calcext:value-type="float">
            <text:p>17529648</text:p>
          </table:table-cell>
          <table:table-cell table:style-name="ce4" office:value-type="string" calcext:value-type="string">
            <text:p>CHINA RAILWAY 11TH BRIDGE ENGI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44371" calcext:value-type="float">
            <text:p>17044371</text:p>
          </table:table-cell>
          <table:table-cell table:style-name="ce4" office:value-type="string" calcext:value-type="string">
            <text:p>CHINA RAILWAY 11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68214" calcext:value-type="float">
            <text:p>17468214</text:p>
          </table:table-cell>
          <table:table-cell table:style-name="ce4" office:value-type="string" calcext:value-type="string">
            <text:p>CHINA RAILWAY 11TH ENGINEERING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49387" calcext:value-type="float">
            <text:p>17049387</text:p>
          </table:table-cell>
          <table:table-cell table:style-name="ce4" office:value-type="string" calcext:value-type="string">
            <text:p>CHINA RAILWAY 12TH BUREAU GR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15984" calcext:value-type="float">
            <text:p>17015984</text:p>
          </table:table-cell>
          <table:table-cell table:style-name="ce4" office:value-type="string" calcext:value-type="string">
            <text:p>CHINA RAILWAY 12TH CONSTRUCTI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46328" calcext:value-type="float">
            <text:p>17146328</text:p>
          </table:table-cell>
          <table:table-cell table:style-name="ce4" office:value-type="string" calcext:value-type="string">
            <text:p>CHINA RAILWAY 13 TH BUREAU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314966" calcext:value-type="float">
            <text:p>8314966</text:p>
          </table:table-cell>
          <table:table-cell table:style-name="ce4" office:value-type="string" calcext:value-type="string">
            <text:p>CHINA RAILWAY 13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68236" calcext:value-type="float">
            <text:p>17468236</text:p>
          </table:table-cell>
          <table:table-cell table:style-name="ce4" office:value-type="string" calcext:value-type="string">
            <text:p>CHINA RAILWAY 13TH ENGINEERIN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6287" calcext:value-type="float">
            <text:p>8286287</text:p>
          </table:table-cell>
          <table:table-cell table:style-name="ce4" office:value-type="string" calcext:value-type="string">
            <text:p>CHINA RAILWAY 14TH BUREAU CO L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6285" calcext:value-type="float">
            <text:p>8286285</text:p>
          </table:table-cell>
          <table:table-cell table:style-name="ce4" office:value-type="string" calcext:value-type="string">
            <text:p>CHINA RAILWAY 14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7311" calcext:value-type="float">
            <text:p>8287311</text:p>
          </table:table-cell>
          <table:table-cell table:style-name="ce4" office:value-type="string" calcext:value-type="string">
            <text:p>CHINA RAILWAY 14TH CONSTRUCTI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31163" calcext:value-type="float">
            <text:p>17331163</text:p>
          </table:table-cell>
          <table:table-cell table:style-name="ce4" office:value-type="string" calcext:value-type="string">
            <text:p>CHINA RAILWAY 15 BUREAU GROU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49865" calcext:value-type="float">
            <text:p>17349865</text:p>
          </table:table-cell>
          <table:table-cell table:style-name="ce4" office:value-type="string" calcext:value-type="string">
            <text:p>CHINA RAILWAY 15TH BUREAU GRO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24567" calcext:value-type="float">
            <text:p>17424567</text:p>
          </table:table-cell>
          <table:table-cell table:style-name="ce4" office:value-type="string" calcext:value-type="string">
            <text:p>CHINA RAILWAY 16TH GROUP CO LT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18814" calcext:value-type="float">
            <text:p>8218814</text:p>
          </table:table-cell>
          <table:table-cell table:style-name="ce4" office:value-type="string" calcext:value-type="string">
            <text:p>CHINA RAILWAY 17 BUREAU GROUP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2870" calcext:value-type="float">
            <text:p>8282870</text:p>
          </table:table-cell>
          <table:table-cell table:style-name="ce4" office:value-type="string" calcext:value-type="string">
            <text:p>CHINA RAILWAY 17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24427" calcext:value-type="float">
            <text:p>8224427</text:p>
          </table:table-cell>
          <table:table-cell table:style-name="ce4" office:value-type="string" calcext:value-type="string">
            <text:p>CHINA RAILWAY 18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13157" calcext:value-type="float">
            <text:p>17113157</text:p>
          </table:table-cell>
          <table:table-cell table:style-name="ce4" office:value-type="string" calcext:value-type="string">
            <text:p>CHINA RAILWAY 20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63128" calcext:value-type="float">
            <text:p>17163128</text:p>
          </table:table-cell>
          <table:table-cell table:style-name="ce4" office:value-type="string" calcext:value-type="string">
            <text:p>CHINA RAILWAY 21ST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91251" calcext:value-type="float">
            <text:p>17491251</text:p>
          </table:table-cell>
          <table:table-cell table:style-name="ce4" office:value-type="string" calcext:value-type="string">
            <text:p>CHINA RAILWAY 21ST ENGINEERIN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27462" calcext:value-type="float">
            <text:p>8027462</text:p>
          </table:table-cell>
          <table:table-cell table:style-name="ce4" office:value-type="string" calcext:value-type="string">
            <text:p>CHINA RAILWAY 21TH BUREAU GRO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7997451" calcext:value-type="float">
            <text:p>7997451</text:p>
          </table:table-cell>
          <table:table-cell table:style-name="ce4" office:value-type="string" calcext:value-type="string">
            <text:p>CHINA RAILWAY 23RD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03113" calcext:value-type="float">
            <text:p>17203113</text:p>
          </table:table-cell>
          <table:table-cell table:style-name="ce4" office:value-type="string" calcext:value-type="string">
            <text:p>CHINA RAILWAY 23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19791" calcext:value-type="float">
            <text:p>8219791</text:p>
          </table:table-cell>
          <table:table-cell table:style-name="ce4" office:value-type="string" calcext:value-type="string">
            <text:p>CHINA RAILWAY 23TH CONSTRUCTI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14584" calcext:value-type="float">
            <text:p>17314584</text:p>
          </table:table-cell>
          <table:table-cell table:style-name="ce4" office:value-type="string" calcext:value-type="string">
            <text:p>CHINA RAILWAY 24TH BUREAU GRO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53793" calcext:value-type="float">
            <text:p>17453793</text:p>
          </table:table-cell>
          <table:table-cell table:style-name="ce4" office:value-type="string" calcext:value-type="string">
            <text:p>CHINA RAILWAY 25TH BUREAU GROU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3723798" calcext:value-type="float">
            <text:p>23723798</text:p>
          </table:table-cell>
          <table:table-cell table:style-name="ce4" office:value-type="string" calcext:value-type="string">
            <text:p>CHINA RAILWAY CONSTR ELECTRIFICATION BUREAU GROUP CO LT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51334" calcext:value-type="float">
            <text:p>17251334</text:p>
          </table:table-cell>
          <table:table-cell table:style-name="ce4" office:value-type="string" calcext:value-type="string">
            <text:p>CHINA RAILWAY CONSTRUCTION 11T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71968" calcext:value-type="float">
            <text:p>8271968</text:p>
          </table:table-cell>
          <table:table-cell table:style-name="ce4" office:value-type="string" calcext:value-type="string">
            <text:p>CHINA RAILWAY CONSTRUCTION COR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42894" calcext:value-type="float">
            <text:p>8042894</text:p>
          </table:table-cell>
          <table:table-cell table:style-name="ce4" office:value-type="string" calcext:value-type="string">
            <text:p>CHINA RAILWAY CONSTRUCTION ENG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06641" calcext:value-type="float">
            <text:p>17206641</text:p>
          </table:table-cell>
          <table:table-cell table:style-name="ce4" office:value-type="string" calcext:value-type="string">
            <text:p>CHINA RAILWAY CONSTRUCTION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23357048" calcext:value-type="float">
            <text:p>23357048</text:p>
          </table:table-cell>
          <table:table-cell table:style-name="ce4" office:value-type="string" calcext:value-type="string">
            <text:p>CHINA RAILWAY CONSTRUCTION HEAVY INDUSTRY CO ¥_ëLT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067549" calcext:value-type="float">
            <text:p>8067549</text:p>
          </table:table-cell>
          <table:table-cell table:style-name="ce4" office:value-type="string" calcext:value-type="string">
            <text:p>CHINA RAILWAY FIFTH SURVEY AN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68149" calcext:value-type="float">
            <text:p>17268149</text:p>
          </table:table-cell>
          <table:table-cell table:style-name="ce4" office:value-type="string" calcext:value-type="string">
            <text:p>CHINA RAILWAY FIRST SURVEY &amp; 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24615" calcext:value-type="float">
            <text:p>8224615</text:p>
          </table:table-cell>
          <table:table-cell table:style-name="ce4" office:value-type="string" calcext:value-type="string">
            <text:p>CHINA RAILWAY FIRST SURVEY AND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88723" calcext:value-type="float">
            <text:p>17088723</text:p>
          </table:table-cell>
          <table:table-cell table:style-name="ce4" office:value-type="string" calcext:value-type="string">
            <text:p>CHINA RAILWAY NO 13 BUREAU GR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72031" calcext:value-type="float">
            <text:p>17072031</text:p>
          </table:table-cell>
          <table:table-cell table:style-name="ce4" office:value-type="string" calcext:value-type="string">
            <text:p>CHINA RAILWAY NO 14 BUREAU GR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86282" calcext:value-type="float">
            <text:p>8286282</text:p>
          </table:table-cell>
          <table:table-cell table:style-name="ce4" office:value-type="string" calcext:value-type="string">
            <text:p>CHINA RAILWAY NO 14 OFFICE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493425" calcext:value-type="float">
            <text:p>17493425</text:p>
          </table:table-cell>
          <table:table-cell table:style-name="ce4" office:value-type="string" calcext:value-type="string">
            <text:p>CHINA RAILWAY NO 15 ENGINEERIN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363265" calcext:value-type="float">
            <text:p>17363265</text:p>
          </table:table-cell>
          <table:table-cell table:style-name="ce4" office:value-type="string" calcext:value-type="string">
            <text:p>CHINA RAILWAY NO 16 BUREAU GR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187592" calcext:value-type="float">
            <text:p>17187592</text:p>
          </table:table-cell>
          <table:table-cell table:style-name="ce4" office:value-type="string" calcext:value-type="string">
            <text:p>CHINA RAILWAY NO 17 BUREAU GR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8259097" calcext:value-type="float">
            <text:p>8259097</text:p>
          </table:table-cell>
          <table:table-cell table:style-name="ce4" office:value-type="string" calcext:value-type="string">
            <text:p>CHINA RAILWAY NO 17 ENGINEER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23839" calcext:value-type="float">
            <text:p>17023839</text:p>
          </table:table-cell>
          <table:table-cell table:style-name="ce4" office:value-type="string" calcext:value-type="string">
            <text:p>CHINA RAILWAY NO 18 BUREAU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069793" calcext:value-type="float">
            <text:p>17069793</text:p>
          </table:table-cell>
          <table:table-cell table:style-name="ce4" office:value-type="string" calcext:value-type="string">
            <text:p>CHINA RAILWAY NO 23 BUREAU GRO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859PC</text:p>
          </table:table-cell>
          <table:table-cell table:style-name="ce4" office:value-type="string" calcext:value-type="string">
            <text:p>China Railway Construction Corporation Limited</text:p>
          </table:table-cell>
          <table:table-cell table:style-name="ce4" office:value-type="string" calcext:value-type="string">
            <text:p>CHINA RAILWAY</text:p>
          </table:table-cell>
          <table:table-cell table:style-name="ce4" office:value-type="float" office:value="17213532" calcext:value-type="float">
            <text:p>17213532</text:p>
          </table:table-cell>
          <table:table-cell table:style-name="ce4" office:value-type="string" calcext:value-type="string">
            <text:p>CHINA RAILWAY NO 4 SURVEY AN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RC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N31859PC</text:p>
          </table:table-cell>
          <table:table-cell table:style-name="ce1" office:value-type="string" calcext:value-type="string">
            <text:p>China Railway Construction Corporation Limited</text:p>
          </table:table-cell>
          <table:table-cell table:style-name="ce1" office:value-type="string" calcext:value-type="string">
            <text:p>CHINA RAILWAY</text:p>
          </table:table-cell>
          <table:table-cell table:style-name="ce1" office:value-type="float" office:value="17388341" calcext:value-type="float">
            <text:p>17388341</text:p>
          </table:table-cell>
          <table:table-cell table:style-name="ce1" office:value-type="string" calcext:value-type="string">
            <text:p>CHINA RAILWAY SHANGHAI DESIGN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CRC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N31859PC</text:p>
          </table:table-cell>
          <table:table-cell table:style-name="ce1" office:value-type="string" calcext:value-type="string">
            <text:p>China Railway Construction Corporation Limited</text:p>
          </table:table-cell>
          <table:table-cell table:style-name="ce1" office:value-type="string" calcext:value-type="string">
            <text:p>CHINA RAILWAY</text:p>
          </table:table-cell>
          <table:table-cell table:style-name="ce1" office:value-type="float" office:value="8116336" calcext:value-type="float">
            <text:p>8116336</text:p>
          </table:table-cell>
          <table:table-cell table:style-name="ce1" office:value-type="string" calcext:value-type="string">
            <text:p>CHINA RAILWAY SHISIJU GROUP CO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CR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N31927PC</text:p>
          </table:table-cell>
          <table:table-cell table:style-name="ce4" office:value-type="string" calcext:value-type="string">
            <text:p>Crrc Corporation Limited</text:p>
          </table:table-cell>
          <table:table-cell table:style-name="ce4" office:value-type="string" calcext:value-type="string">
            <text:p>CHINA SOUTH LOCOMOTIVE</text:p>
          </table:table-cell>
          <table:table-cell table:style-name="ce4" office:value-type="float" office:value="8269693" calcext:value-type="float">
            <text:p>8269693</text:p>
          </table:table-cell>
          <table:table-cell table:style-name="ce4" office:value-type="string" calcext:value-type="string">
            <text:p>CHINA SOUTH LOCOMOTIVE &amp; ROLLI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1927PC</text:p>
          </table:table-cell>
          <table:table-cell table:style-name="ce4" office:value-type="string" calcext:value-type="string">
            <text:p>Crrc Corporation Limited</text:p>
          </table:table-cell>
          <table:table-cell table:style-name="ce4" office:value-type="string" calcext:value-type="string">
            <text:p>CHINA SOUTH LOCOMOTIVE</text:p>
          </table:table-cell>
          <table:table-cell table:style-name="ce4" office:value-type="float" office:value="17018157" calcext:value-type="float">
            <text:p>17018157</text:p>
          </table:table-cell>
          <table:table-cell table:style-name="ce4" office:value-type="string" calcext:value-type="string">
            <text:p>CHINA SOUTH LOCOMOTIVE ZIYANG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1927PC</text:p>
          </table:table-cell>
          <table:table-cell table:style-name="ce4" office:value-type="string" calcext:value-type="string">
            <text:p>Crrc Corporation Limited</text:p>
          </table:table-cell>
          <table:table-cell table:style-name="ce4" office:value-type="string" calcext:value-type="string">
            <text:p>CHINA SOUTH LOCOMOTIVE</text:p>
          </table:table-cell>
          <table:table-cell table:style-name="ce4" office:value-type="float" office:value="17476892" calcext:value-type="float">
            <text:p>17476892</text:p>
          </table:table-cell>
          <table:table-cell table:style-name="ce4" office:value-type="string" calcext:value-type="string">
            <text:p>CHINA SOUTH LOCOMOTIVE CHENGDU</text:p>
          </table:table-cell>
          <table:table-cell table:style-name="ce4" office:value-type="string" calcext:value-type="string">
            <text:p>manual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13PC</text:p>
          </table:table-cell>
          <table:table-cell table:style-name="ce4" office:value-type="string" calcext:value-type="string">
            <text:p>China Shipbuilding Industry Company Ltd</text:p>
          </table:table-cell>
          <table:table-cell table:style-name="ce4" office:value-type="string" calcext:value-type="string">
            <text:p>CHINA SHIPBUILDING</text:p>
          </table:table-cell>
          <table:table-cell table:style-name="ce4" office:value-type="float" office:value="16995689" calcext:value-type="float">
            <text:p>16995689</text:p>
          </table:table-cell>
          <table:table-cell table:style-name="ce4" office:value-type="string" calcext:value-type="string">
            <text:p>CHINA SHIPBUILDING NDRI ENGINE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13PC</text:p>
          </table:table-cell>
          <table:table-cell table:style-name="ce4" office:value-type="string" calcext:value-type="string">
            <text:p>China Shipbuilding Industry Company Ltd</text:p>
          </table:table-cell>
          <table:table-cell table:style-name="ce4" office:value-type="string" calcext:value-type="string">
            <text:p>CHINA SHIPBUILDING</text:p>
          </table:table-cell>
          <table:table-cell table:style-name="ce4" office:value-type="float" office:value="17322783" calcext:value-type="float">
            <text:p>17322783</text:p>
          </table:table-cell>
          <table:table-cell table:style-name="ce4" office:value-type="string" calcext:value-type="string">
            <text:p>CHINA SHIPBUILDING INDUSTRY 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13PC</text:p>
          </table:table-cell>
          <table:table-cell table:style-name="ce4" office:value-type="string" calcext:value-type="string">
            <text:p>China Shipbuilding Industry Company Ltd</text:p>
          </table:table-cell>
          <table:table-cell table:style-name="ce4" office:value-type="string" calcext:value-type="string">
            <text:p>CHINA SHIPBUILDING</text:p>
          </table:table-cell>
          <table:table-cell table:style-name="ce4" office:value-type="float" office:value="7026896" calcext:value-type="float">
            <text:p>7026896</text:p>
          </table:table-cell>
          <table:table-cell table:style-name="ce4" office:value-type="string" calcext:value-type="string">
            <text:p>CHINA SHIPBUILDING INDUSTRY C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49PC</text:p>
          </table:table-cell>
          <table:table-cell table:style-name="ce4" office:value-type="string" calcext:value-type="string">
            <text:p>China First Heavy Industries Co., Ltd.</text:p>
          </table:table-cell>
          <table:table-cell table:style-name="ce4" office:value-type="string" calcext:value-type="string">
            <text:p>CHINA FIRST HEAVY</text:p>
          </table:table-cell>
          <table:table-cell table:style-name="ce4" office:value-type="float" office:value="16995467" calcext:value-type="float">
            <text:p>16995467</text:p>
          </table:table-cell>
          <table:table-cell table:style-name="ce4" office:value-type="string" calcext:value-type="string">
            <text:p>CHINA FIRST HEAVY IND TIANJIN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49PC</text:p>
          </table:table-cell>
          <table:table-cell table:style-name="ce4" office:value-type="string" calcext:value-type="string">
            <text:p>China First Heavy Industries Co., Ltd.</text:p>
          </table:table-cell>
          <table:table-cell table:style-name="ce4" office:value-type="string" calcext:value-type="string">
            <text:p>CHINA FIRST HEAVY</text:p>
          </table:table-cell>
          <table:table-cell table:style-name="ce4" office:value-type="float" office:value="17120407" calcext:value-type="float">
            <text:p>17120407</text:p>
          </table:table-cell>
          <table:table-cell table:style-name="ce4" office:value-type="string" calcext:value-type="string">
            <text:p>CHINA FIRST HEAVY IND DALIAN D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49PC</text:p>
          </table:table-cell>
          <table:table-cell table:style-name="ce4" office:value-type="string" calcext:value-type="string">
            <text:p>China First Heavy Industries Co., Ltd.</text:p>
          </table:table-cell>
          <table:table-cell table:style-name="ce4" office:value-type="string" calcext:value-type="string">
            <text:p>CHINA FIRST HEAVY</text:p>
          </table:table-cell>
          <table:table-cell table:style-name="ce4" office:value-type="float" office:value="7860145" calcext:value-type="float">
            <text:p>7860145</text:p>
          </table:table-cell>
          <table:table-cell table:style-name="ce4" office:value-type="string" calcext:value-type="string">
            <text:p>CHINA FIRST HEAVY IND GROUP CO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49PC</text:p>
          </table:table-cell>
          <table:table-cell table:style-name="ce4" office:value-type="string" calcext:value-type="string">
            <text:p>China First Heavy Industries Co., Ltd.</text:p>
          </table:table-cell>
          <table:table-cell table:style-name="ce4" office:value-type="string" calcext:value-type="string">
            <text:p>CHINA FIRST HEAVY</text:p>
          </table:table-cell>
          <table:table-cell table:style-name="ce4" office:value-type="float" office:value="8199794" calcext:value-type="float">
            <text:p>8199794</text:p>
          </table:table-cell>
          <table:table-cell table:style-name="ce4" office:value-type="string" calcext:value-type="string">
            <text:p>CHINA FIRST HEAVY IND GROUP DA</text:p>
          </table:table-cell>
          <table:table-cell table:style-name="ce4" office:value-type="string" calcext:value-type="string">
            <text:p>magerman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32149PC</text:p>
          </table:table-cell>
          <table:table-cell table:style-name="ce4" office:value-type="string" calcext:value-type="string">
            <text:p>China First Heavy Industries Co., Ltd.</text:p>
          </table:table-cell>
          <table:table-cell table:style-name="ce4" office:value-type="string" calcext:value-type="string">
            <text:p>CHINA FIRST HEAVY INDUSTRIES</text:p>
          </table:table-cell>
          <table:table-cell table:style-name="ce4" office:value-type="float" office:value="7986492" calcext:value-type="float">
            <text:p>7986492</text:p>
          </table:table-cell>
          <table:table-cell table:style-name="ce4" office:value-type="string" calcext:value-type="string">
            <text:p>CHINA FIRST HEAVY INDUSTRIES</text:p>
          </table:table-cell>
          <table:table-cell table:style-name="ce4" office:value-type="string" calcext:value-type="string">
            <text:p>manual|exact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CN9360246933</text:p>
          </table:table-cell>
          <table:table-cell table:style-name="ce4" office:value-type="string" calcext:value-type="string">
            <text:p>China National Erzhong Group Co., Ltd.</text:p>
          </table:table-cell>
          <table:table-cell table:style-name="ce4" office:value-type="string" calcext:value-type="string">
            <text:p>CHINA NAT ERZHONG</text:p>
          </table:table-cell>
          <table:table-cell table:style-name="ce4" office:value-type="float" office:value="6950507" calcext:value-type="float">
            <text:p>6950507</text:p>
          </table:table-cell>
          <table:table-cell table:style-name="ce4" office:value-type="string" calcext:value-type="string">
            <text:p>CHINA NAT ERZHONG GROUP CO</text:p>
          </table:table-cell>
          <table:table-cell table:style-name="ce4" office:value-type="string" calcext:value-type="string">
            <text:p>patstat_std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17521" calcext:value-type="float">
            <text:p>6817521</text:p>
          </table:table-cell>
          <table:table-cell office:value-type="string" calcext:value-type="string">
            <text:p>CHINA HEAVY DUTY CAR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18139" calcext:value-type="float">
            <text:p>6818139</text:p>
          </table:table-cell>
          <table:table-cell office:value-type="string" calcext:value-type="string">
            <text:p>CHINA HEAVY DUTY AUTOMOBILE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50656" calcext:value-type="float">
            <text:p>6850656</text:p>
          </table:table-cell>
          <table:table-cell office:value-type="string" calcext:value-type="string">
            <text:p>CHINA HEAVY AUTOMOBILE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50660" calcext:value-type="float">
            <text:p>6850660</text:p>
          </table:table-cell>
          <table:table-cell office:value-type="string" calcext:value-type="string">
            <text:p>CHINA HEAVY MOTOR VEHICLE GRO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539244" calcext:value-type="float">
            <text:p>7539244</text:p>
          </table:table-cell>
          <table:table-cell office:value-type="string" calcext:value-type="string">
            <text:p>CHINA HEAVY DUTY AUTOMOBLE G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539355" calcext:value-type="float">
            <text:p>7539355</text:p>
          </table:table-cell>
          <table:table-cell office:value-type="string" calcext:value-type="string">
            <text:p>CHINA HEAVE DUTY AUTOMOBILE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539363" calcext:value-type="float">
            <text:p>7539363</text:p>
          </table:table-cell>
          <table:table-cell office:value-type="string" calcext:value-type="string">
            <text:p>CHINA HEAVY DUTY AUTOMOBILE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670714" calcext:value-type="float">
            <text:p>7670714</text:p>
          </table:table-cell>
          <table:table-cell office:value-type="string" calcext:value-type="string">
            <text:p>CHINA HEAVY AUTOMOBILY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897143" calcext:value-type="float">
            <text:p>7897143</text:p>
          </table:table-cell>
          <table:table-cell office:value-type="string" calcext:value-type="string">
            <text:p>CHINA HEAVY AUTOMOTIVE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899843" calcext:value-type="float">
            <text:p>7899843</text:p>
          </table:table-cell>
          <table:table-cell office:value-type="string" calcext:value-type="string">
            <text:p>CHINA HEAVY CORV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912180" calcext:value-type="float">
            <text:p>7912180</text:p>
          </table:table-cell>
          <table:table-cell office:value-type="string" calcext:value-type="string">
            <text:p>CHINA HEAVY AUTOMOBILE GRO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8115857" calcext:value-type="float">
            <text:p>8115857</text:p>
          </table:table-cell>
          <table:table-cell office:value-type="string" calcext:value-type="string">
            <text:p>CHINA HEAVY CA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8142165" calcext:value-type="float">
            <text:p>8142165</text:p>
          </table:table-cell>
          <table:table-cell office:value-type="string" calcext:value-type="string">
            <text:p>CHINA HEAVY MOTO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247381</text:p>
          </table:table-cell>
          <table:table-cell table:style-name="ce1" office:value-type="string" calcext:value-type="string">
            <text:p>China National Heavy Duty Truck Group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8285491" calcext:value-type="float">
            <text:p>8285491</text:p>
          </table:table-cell>
          <table:table-cell table:style-name="ce1" office:value-type="string" calcext:value-type="string">
            <text:p>CHINA HEAVE AUTO GROUP JINAN T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23639549" calcext:value-type="float">
            <text:p>23639549</text:p>
          </table:table-cell>
          <table:table-cell office:value-type="string" calcext:value-type="string">
            <text:p>CHINA HEAVY DUTY TRUCK GROUP JINAN TECHNOLOGY CENT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69841" calcext:value-type="float">
            <text:p>6869841</text:p>
          </table:table-cell>
          <table:table-cell office:value-type="string" calcext:value-type="string">
            <text:p>CHINA HEAVY LORRY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666680" calcext:value-type="float">
            <text:p>7666680</text:p>
          </table:table-cell>
          <table:table-cell office:value-type="string" calcext:value-type="string">
            <text:p>CHINA HEAVY VEHICLE GROUP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17256" calcext:value-type="float">
            <text:p>6817256</text:p>
          </table:table-cell>
          <table:table-cell office:value-type="string" calcext:value-type="string">
            <text:p>CHINA HEAVY DUTY TRUCK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17258" calcext:value-type="float">
            <text:p>6817258</text:p>
          </table:table-cell>
          <table:table-cell office:value-type="string" calcext:value-type="string">
            <text:p>CHINA HEAVY TRUCK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17945" calcext:value-type="float">
            <text:p>6817945</text:p>
          </table:table-cell>
          <table:table-cell office:value-type="string" calcext:value-type="string">
            <text:p>CHINA HEAVY DUTY TRUCK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70004" calcext:value-type="float">
            <text:p>6870004</text:p>
          </table:table-cell>
          <table:table-cell office:value-type="string" calcext:value-type="string">
            <text:p>CHINA HEAVY DUTY TRUC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875959" calcext:value-type="float">
            <text:p>6875959</text:p>
          </table:table-cell>
          <table:table-cell office:value-type="string" calcext:value-type="string">
            <text:p>CHINA HEAVY VEHICLE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6946107" calcext:value-type="float">
            <text:p>6946107</text:p>
          </table:table-cell>
          <table:table-cell office:value-type="string" calcext:value-type="string">
            <text:p>CHINA HEAVY TRUCK GROUP CORP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1" office:value-type="string" calcext:value-type="string">
            <text:p>CN9360247381</text:p>
          </table:table-cell>
          <table:table-cell table:style-name="ce1" office:value-type="string" calcext:value-type="string">
            <text:p>China National Heavy Duty Truck Group Co., Ltd.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002199" calcext:value-type="float">
            <text:p>7002199</text:p>
          </table:table-cell>
          <table:table-cell table:style-name="ce1" office:value-type="string" calcext:value-type="string">
            <text:p>CHINA NAT HEAVY DUTY TRUCK COR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002868" calcext:value-type="float">
            <text:p>7002868</text:p>
          </table:table-cell>
          <table:table-cell office:value-type="string" calcext:value-type="string">
            <text:p>CHINA HEAVY LORVY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017793" calcext:value-type="float">
            <text:p>7017793</text:p>
          </table:table-cell>
          <table:table-cell office:value-type="string" calcext:value-type="string">
            <text:p>CHINA HEAVY DUTY VEHICLE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023776" calcext:value-type="float">
            <text:p>7023776</text:p>
          </table:table-cell>
          <table:table-cell office:value-type="string" calcext:value-type="string">
            <text:p>CHINA HEAVY TRUNK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670954" calcext:value-type="float">
            <text:p>7670954</text:p>
          </table:table-cell>
          <table:table-cell office:value-type="string" calcext:value-type="string">
            <text:p>CHINA HEAVY LOR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896203" calcext:value-type="float">
            <text:p>7896203</text:p>
          </table:table-cell>
          <table:table-cell office:value-type="string" calcext:value-type="string">
            <text:p>CHINA HEAVY COR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7897816" calcext:value-type="float">
            <text:p>7897816</text:p>
          </table:table-cell>
          <table:table-cell office:value-type="string" calcext:value-type="string">
            <text:p>CHINA HEAVY DUTY TRACK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</text:p>
          </table:table-cell>
          <table:table-cell office:value-type="float" office:value="8142154" calcext:value-type="float">
            <text:p>8142154</text:p>
          </table:table-cell>
          <table:table-cell office:value-type="string" calcext:value-type="string">
            <text:p>CHINA HEAVY DUTY TRUCK GROUP 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4" office:value-type="string" calcext:value-type="string">
            <text:p>CN9360247381</text:p>
          </table:table-cell>
          <table:table-cell table:style-name="ce4" office:value-type="string" calcext:value-type="string">
            <text:p>China National Heavy Duty Truck Group Co., Ltd.</text:p>
          </table:table-cell>
          <table:table-cell table:style-name="ce4" office:value-type="string" calcext:value-type="string">
            <text:p>CHINA NAT HEAVY DUTY TRUCK</text:p>
          </table:table-cell>
          <table:table-cell table:style-name="ce4" office:value-type="float" office:value="7002199" calcext:value-type="float">
            <text:p>7002199</text:p>
          </table:table-cell>
          <table:table-cell table:style-name="ce4" office:value-type="string" calcext:value-type="string">
            <text:p>CHINA NAT HEAVY DUTY TRUCK COR</text:p>
          </table:table-cell>
          <table:table-cell table:style-name="ce4" office:value-type="string" calcext:value-type="string">
            <text:p>patstat_std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197282" calcext:value-type="float">
            <text:p>17197282</text:p>
          </table:table-cell>
          <table:table-cell office:value-type="string" calcext:value-type="string">
            <text:p>CHINA BLUE STA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71019" calcext:value-type="float">
            <text:p>8271019</text:p>
          </table:table-cell>
          <table:table-cell office:value-type="string" calcext:value-type="string">
            <text:p>CHINA BLUE STAR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028389" calcext:value-type="float">
            <text:p>17028389</text:p>
          </table:table-cell>
          <table:table-cell office:value-type="string" calcext:value-type="string">
            <text:p>CHINA BLUE STAR GROUP GENERA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7871816" calcext:value-type="float">
            <text:p>7871816</text:p>
          </table:table-cell>
          <table:table-cell office:value-type="string" calcext:value-type="string">
            <text:p>CHINA BLUE STAR MEMBRANE TECH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160636" calcext:value-type="float">
            <text:p>17160636</text:p>
          </table:table-cell>
          <table:table-cell office:value-type="string" calcext:value-type="string">
            <text:p>CHINA BLUECHEMICAL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479325" calcext:value-type="float">
            <text:p>17479325</text:p>
          </table:table-cell>
          <table:table-cell office:value-type="string" calcext:value-type="string">
            <text:p>CHINA BLUESTAR CHENGRAND CHEM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24244900" calcext:value-type="float">
            <text:p>24244900</text:p>
          </table:table-cell>
          <table:table-cell office:value-type="string" calcext:value-type="string">
            <text:p>CHINA BLUESTAR CHENGRAND RES INST CHEMICAL IN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048791" calcext:value-type="float">
            <text:p>17048791</text:p>
          </table:table-cell>
          <table:table-cell office:value-type="string" calcext:value-type="string">
            <text:p>CHINA BLUESTAR CHENGUANG CHEM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320129" calcext:value-type="float">
            <text:p>17320129</text:p>
          </table:table-cell>
          <table:table-cell office:value-type="string" calcext:value-type="string">
            <text:p>CHINA BLUESTA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21985076" calcext:value-type="float">
            <text:p>21985076</text:p>
          </table:table-cell>
          <table:table-cell office:value-type="string" calcext:value-type="string">
            <text:p>CHINA BLUESTAR LEHIGH ENG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529296" calcext:value-type="float">
            <text:p>17529296</text:p>
          </table:table-cell>
          <table:table-cell office:value-type="string" calcext:value-type="string">
            <text:p>CHINA BLUESTAR LEHIGH ENGINE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8052289" calcext:value-type="float">
            <text:p>8052289</text:p>
          </table:table-cell>
          <table:table-cell office:value-type="string" calcext:value-type="string">
            <text:p>CHINA BLUESTAR MEMBRANE TECH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8271089" calcext:value-type="float">
            <text:p>8271089</text:p>
          </table:table-cell>
          <table:table-cell office:value-type="string" calcext:value-type="string">
            <text:p>CHINA NAT BLUESTAR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17062959" calcext:value-type="float">
            <text:p>17062959</text:p>
          </table:table-cell>
          <table:table-cell office:value-type="string" calcext:value-type="string">
            <text:p>CHINA NAT BLUESTAR GROUP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</text:p>
          </table:table-cell>
          <table:table-cell office:value-type="float" office:value="22483236" calcext:value-type="float">
            <text:p>22483236</text:p>
          </table:table-cell>
          <table:table-cell office:value-type="string" calcext:value-type="string">
            <text:p>CHINA NAT CHEM ENG 3RD CONST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table:style-name="ce1" office:value-type="string" calcext:value-type="string">
            <text:p>China National Chemical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804075" calcext:value-type="float">
            <text:p>7804075</text:p>
          </table:table-cell>
          <table:table-cell table:style-name="ce1" office:value-type="string" calcext:value-type="string">
            <text:p>CHINA NAT CHEMICAL CO LTD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650064</text:p>
          </table:table-cell>
          <table:table-cell table:style-name="ce1" office:value-type="string" calcext:value-type="string">
            <text:p>China National Chemical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8091486" calcext:value-type="float">
            <text:p>8091486</text:p>
          </table:table-cell>
          <table:table-cell table:style-name="ce1" office:value-type="string" calcext:value-type="string">
            <text:p>CHINA NAT CHEMICAL ENGINEERING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N9360650064</text:p>
          </table:table-cell>
          <table:table-cell table:style-name="ce4" office:value-type="string" calcext:value-type="string">
            <text:p>China National Chemical Corporation</text:p>
          </table:table-cell>
          <table:table-cell table:style-name="ce4" office:value-type="string" calcext:value-type="string">
            <text:p>CHINA NAT CHEM</text:p>
          </table:table-cell>
          <table:table-cell table:style-name="ce4" office:value-type="float" office:value="22483236" calcext:value-type="float">
            <text:p>22483236</text:p>
          </table:table-cell>
          <table:table-cell table:style-name="ce4" office:value-type="string" calcext:value-type="string">
            <text:p>CHINA NAT CHEM ENG 3RD CONSTR</text:p>
          </table:table-cell>
          <table:table-cell table:style-name="ce4" office:value-type="string" calcext:value-type="string">
            <text:p>patstat_std|like_ctry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703689" calcext:value-type="float">
            <text:p>6703689</text:p>
          </table:table-cell>
          <table:table-cell table:style-name="ce1" office:value-type="string" calcext:value-type="string">
            <text:p>CHINA CHINA NAT P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675034" calcext:value-type="float">
            <text:p>7675034</text:p>
          </table:table-cell>
          <table:table-cell table:style-name="ce1" office:value-type="string" calcext:value-type="string">
            <text:p>CHINA NAT B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703667" calcext:value-type="float">
            <text:p>6703667</text:p>
          </table:table-cell>
          <table:table-cell table:style-name="ce1" office:value-type="string" calcext:value-type="string">
            <text:p>CHINA NAT PET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797551" calcext:value-type="float">
            <text:p>6797551</text:p>
          </table:table-cell>
          <table:table-cell table:style-name="ce1" office:value-type="string" calcext:value-type="string">
            <text:p>CHINA NAT PETROCHEMCIAL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716172" calcext:value-type="float">
            <text:p>6716172</text:p>
          </table:table-cell>
          <table:table-cell table:style-name="ce1" office:value-type="string" calcext:value-type="string">
            <text:p>CHINA NAT PETROCHEMICAL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544322" calcext:value-type="float">
            <text:p>7544322</text:p>
          </table:table-cell>
          <table:table-cell table:style-name="ce1" office:value-type="string" calcext:value-type="string">
            <text:p>CHINA NAT PETROEL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914195" calcext:value-type="float">
            <text:p>7914195</text:p>
          </table:table-cell>
          <table:table-cell table:style-name="ce1" office:value-type="string" calcext:value-type="string">
            <text:p>CHINA NAT PETROLC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544407" calcext:value-type="float">
            <text:p>7544407</text:p>
          </table:table-cell>
          <table:table-cell table:style-name="ce1" office:value-type="string" calcext:value-type="string">
            <text:p>CHINA NAT PETROLEUM AND NATURA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691548" calcext:value-type="float">
            <text:p>6691548</text:p>
          </table:table-cell>
          <table:table-cell table:style-name="ce1" office:value-type="string" calcext:value-type="string">
            <text:p>CHINA NAT PETROLEUN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7904609" calcext:value-type="float">
            <text:p>7904609</text:p>
          </table:table-cell>
          <table:table-cell table:style-name="ce1" office:value-type="string" calcext:value-type="string">
            <text:p>CHINA NAT PETROL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06806" calcext:value-type="float">
            <text:p>6806806</text:p>
          </table:table-cell>
          <table:table-cell table:style-name="ce1" office:value-type="string" calcext:value-type="string">
            <text:p>CHINA NATINOAL P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11584" calcext:value-type="float">
            <text:p>6811584</text:p>
          </table:table-cell>
          <table:table-cell table:style-name="ce1" office:value-type="string" calcext:value-type="string">
            <text:p>CHINA NATIOANL P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11583" calcext:value-type="float">
            <text:p>6811583</text:p>
          </table:table-cell>
          <table:table-cell table:style-name="ce1" office:value-type="string" calcext:value-type="string">
            <text:p>CHINA NATIONANL P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675510" calcext:value-type="float">
            <text:p>6675510</text:p>
          </table:table-cell>
          <table:table-cell table:style-name="ce1" office:value-type="string" calcext:value-type="string">
            <text:p>CHINA NATIONL PETROLEU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694457" calcext:value-type="float">
            <text:p>6694457</text:p>
          </table:table-cell>
          <table:table-cell table:style-name="ce1" office:value-type="string" calcext:value-type="string">
            <text:p>CHINA NATURAL PETROLEM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N9360812942</text:p>
          </table:table-cell>
          <table:table-cell table:style-name="ce1" office:value-type="string" calcext:value-type="string">
            <text:p>China National Petroleum Corporatio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6815555" calcext:value-type="float">
            <text:p>6815555</text:p>
          </table:table-cell>
          <table:table-cell table:style-name="ce1" office:value-type="string" calcext:value-type="string">
            <text:p>CHINA PETORCHEMICAL CORP</text:p>
          </table:table-cell>
          <table:table-cell table:style-name="ce1" office:value-type="string" calcext:value-type="string">
            <text:p>magerman|like_ctry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995333" calcext:value-type="float">
            <text:p>7995333</text:p>
          </table:table-cell>
          <table:table-cell office:value-type="string" calcext:value-type="string">
            <text:p>CHINA PETROLEUM CHUANQING DRI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578542" calcext:value-type="float">
            <text:p>6578542</text:p>
          </table:table-cell>
          <table:table-cell office:value-type="string" calcext:value-type="string">
            <text:p>CHINA PETROLEU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60121" calcext:value-type="float">
            <text:p>6660121</text:p>
          </table:table-cell>
          <table:table-cell office:value-type="string" calcext:value-type="string">
            <text:p>CHINA PETROLEU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996742" calcext:value-type="float">
            <text:p>6996742</text:p>
          </table:table-cell>
          <table:table-cell office:value-type="string" calcext:value-type="string">
            <text:p>CHINA PETROLEUM DAQING PETRO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024996" calcext:value-type="float">
            <text:p>17024996</text:p>
          </table:table-cell>
          <table:table-cell office:value-type="string" calcext:value-type="string">
            <text:p>CHINA PETROLEUM EAST CHINA D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047628" calcext:value-type="float">
            <text:p>17047628</text:p>
          </table:table-cell>
          <table:table-cell office:value-type="string" calcext:value-type="string">
            <text:p>CHINA PETROLEUM EASTCHINA DES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8138253" calcext:value-type="float">
            <text:p>18138253</text:p>
          </table:table-cell>
          <table:table-cell office:value-type="string" calcext:value-type="string">
            <text:p>CHINA PETROLEUM EASTCHINA DESIGN INST CHINA NATION PETROLEU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23093150" calcext:value-type="float">
            <text:p>23093150</text:p>
          </table:table-cell>
          <table:table-cell office:value-type="string" calcext:value-type="string">
            <text:p>CHINA PETROLEUM ENG &amp; CONST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991668" calcext:value-type="float">
            <text:p>7991668</text:p>
          </table:table-cell>
          <table:table-cell office:value-type="string" calcext:value-type="string">
            <text:p>CHINA PETROLEUM ENGINEERI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026172" calcext:value-type="float">
            <text:p>7026172</text:p>
          </table:table-cell>
          <table:table-cell office:value-type="string" calcext:value-type="string">
            <text:p>CHINA PETROLEUM EXPLORATING 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603111" calcext:value-type="float">
            <text:p>7603111</text:p>
          </table:table-cell>
          <table:table-cell office:value-type="string" calcext:value-type="string">
            <text:p>CHINA PETROLEUM EXPLORATION S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038561" calcext:value-type="float">
            <text:p>17038561</text:p>
          </table:table-cell>
          <table:table-cell office:value-type="string" calcext:value-type="string">
            <text:p>CHINA PETROLEUM FIRST CONSTRU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904705" calcext:value-type="float">
            <text:p>7904705</text:p>
          </table:table-cell>
          <table:table-cell office:value-type="string" calcext:value-type="string">
            <text:p>CHINA PETROLEUM GA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705637" calcext:value-type="float">
            <text:p>6705637</text:p>
          </table:table-cell>
          <table:table-cell office:value-type="string" calcext:value-type="string">
            <text:p>CHINA PETROLEUM GAS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14214" calcext:value-type="float">
            <text:p>6614214</text:p>
          </table:table-cell>
          <table:table-cell office:value-type="string" calcext:value-type="string">
            <text:p>CHINA PETROLEUM GAS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997898" calcext:value-type="float">
            <text:p>6997898</text:p>
          </table:table-cell>
          <table:table-cell office:value-type="string" calcext:value-type="string">
            <text:p>CHINA PETROLEUM GAS PIPELINE B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879370" calcext:value-type="float">
            <text:p>7879370</text:p>
          </table:table-cell>
          <table:table-cell office:value-type="string" calcext:value-type="string">
            <text:p>CHINA PETROLEUM GAS PIPELINE 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10977" calcext:value-type="float">
            <text:p>6610977</text:p>
          </table:table-cell>
          <table:table-cell office:value-type="string" calcext:value-type="string">
            <text:p>CHINA PETROLEUM GEN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069820" calcext:value-type="float">
            <text:p>8069820</text:p>
          </table:table-cell>
          <table:table-cell office:value-type="string" calcext:value-type="string">
            <text:p>CHINA PETROLEUM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871835" calcext:value-type="float">
            <text:p>7871835</text:p>
          </table:table-cell>
          <table:table-cell office:value-type="string" calcext:value-type="string">
            <text:p>CHINA PETROLEUM GROUP ACADEM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251846" calcext:value-type="float">
            <text:p>8251846</text:p>
          </table:table-cell>
          <table:table-cell office:value-type="string" calcext:value-type="string">
            <text:p>CHINA PETROLEUM GROUP CHINA U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498072" calcext:value-type="float">
            <text:p>17498072</text:p>
          </table:table-cell>
          <table:table-cell office:value-type="string" calcext:value-type="string">
            <text:p>CHINA PETROLEUM GROUP CHUANQ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91973" calcext:value-type="float">
            <text:p>6691973</text:p>
          </table:table-cell>
          <table:table-cell office:value-type="string" calcext:value-type="string">
            <text:p>CHINA PETROLEUM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070137" calcext:value-type="float">
            <text:p>8070137</text:p>
          </table:table-cell>
          <table:table-cell office:value-type="string" calcext:value-type="string">
            <text:p>CHINA PETROLEUM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720266" calcext:value-type="float">
            <text:p>6720266</text:p>
          </table:table-cell>
          <table:table-cell office:value-type="string" calcext:value-type="string">
            <text:p>CHINA PETROLEUM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069817" calcext:value-type="float">
            <text:p>8069817</text:p>
          </table:table-cell>
          <table:table-cell office:value-type="string" calcext:value-type="string">
            <text:p>CHINA PETROLEUM GROUP DAQING 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943401" calcext:value-type="float">
            <text:p>6943401</text:p>
          </table:table-cell>
          <table:table-cell office:value-type="string" calcext:value-type="string">
            <text:p>CHINA PETROLEUM GROUP DONGFA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828729" calcext:value-type="float">
            <text:p>7828729</text:p>
          </table:table-cell>
          <table:table-cell office:value-type="string" calcext:value-type="string">
            <text:p>CHINA PETROLEUM GROUP ENGINE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081331" calcext:value-type="float">
            <text:p>17081331</text:p>
          </table:table-cell>
          <table:table-cell office:value-type="string" calcext:value-type="string">
            <text:p>CHINA PETROLEUM GROUP NAT OFF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302642" calcext:value-type="float">
            <text:p>8302642</text:p>
          </table:table-cell>
          <table:table-cell office:value-type="string" calcext:value-type="string">
            <text:p>CHINA PETROLEUM HOLD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135142" calcext:value-type="float">
            <text:p>17135142</text:p>
          </table:table-cell>
          <table:table-cell office:value-type="string" calcext:value-type="string">
            <text:p>CHINA PETROLEUM IDEAL EQUIPM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223650" calcext:value-type="float">
            <text:p>17223650</text:p>
          </table:table-cell>
          <table:table-cell office:value-type="string" calcext:value-type="string">
            <text:p>CHINA PETROLEUM JILIN CHEMICA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654993" calcext:value-type="float">
            <text:p>7654993</text:p>
          </table:table-cell>
          <table:table-cell office:value-type="string" calcext:value-type="string">
            <text:p>CHINA PETROLEUM JINXI OIL REF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915783" calcext:value-type="float">
            <text:p>7915783</text:p>
          </table:table-cell>
          <table:table-cell office:value-type="string" calcext:value-type="string">
            <text:p>CHINA PETROLEUM LANZHOU PETRO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069907" calcext:value-type="float">
            <text:p>8069907</text:p>
          </table:table-cell>
          <table:table-cell office:value-type="string" calcext:value-type="string">
            <text:p>CHINA PETROLEUM LOGG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813449" calcext:value-type="float">
            <text:p>7813449</text:p>
          </table:table-cell>
          <table:table-cell office:value-type="string" calcext:value-type="string">
            <text:p>CHINA PETROLEUM LOGGING TECH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904886" calcext:value-type="float">
            <text:p>7904886</text:p>
          </table:table-cell>
          <table:table-cell office:value-type="string" calcext:value-type="string">
            <text:p>CHINA PETROLEUM MODERN TECHN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706605" calcext:value-type="float">
            <text:p>6706605</text:p>
          </table:table-cell>
          <table:table-cell office:value-type="string" calcext:value-type="string">
            <text:p>CHINA PETROLEUM NAATURAL GAS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94459" calcext:value-type="float">
            <text:p>6694459</text:p>
          </table:table-cell>
          <table:table-cell office:value-type="string" calcext:value-type="string">
            <text:p>CHINA PETROLEUM NAT GAS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983661" calcext:value-type="float">
            <text:p>6983661</text:p>
          </table:table-cell>
          <table:table-cell office:value-type="string" calcext:value-type="string">
            <text:p>CHINA PETROLEUM NAT GAS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620164" calcext:value-type="float">
            <text:p>6620164</text:p>
          </table:table-cell>
          <table:table-cell office:value-type="string" calcext:value-type="string">
            <text:p>CHINA PETROLEUM NATURAL GA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548217" calcext:value-type="float">
            <text:p>6548217</text:p>
          </table:table-cell>
          <table:table-cell office:value-type="string" calcext:value-type="string">
            <text:p>CHINA PETROLEUM NATURAL GAS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222363" calcext:value-type="float">
            <text:p>8222363</text:p>
          </table:table-cell>
          <table:table-cell office:value-type="string" calcext:value-type="string">
            <text:p>CHINA PETROLEUM NATURAL GAS 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6740412" calcext:value-type="float">
            <text:p>6740412</text:p>
          </table:table-cell>
          <table:table-cell office:value-type="string" calcext:value-type="string">
            <text:p>CHINA PETROLEUM NATURAL GAS P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690542" calcext:value-type="float">
            <text:p>7690542</text:p>
          </table:table-cell>
          <table:table-cell office:value-type="string" calcext:value-type="string">
            <text:p>CHINA PETROLEUM PIPELINE ENG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624835" calcext:value-type="float">
            <text:p>17624835</text:p>
          </table:table-cell>
          <table:table-cell office:value-type="string" calcext:value-type="string">
            <text:p>CHINA PETROLEUM PIPELINE MACHINERY MF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764558" calcext:value-type="float">
            <text:p>7764558</text:p>
          </table:table-cell>
          <table:table-cell office:value-type="string" calcext:value-type="string">
            <text:p>CHINA PETROLEUM PIPELINE NO 3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891744" calcext:value-type="float">
            <text:p>7891744</text:p>
          </table:table-cell>
          <table:table-cell office:value-type="string" calcext:value-type="string">
            <text:p>CHINA PETROLEUM SECOND PIPEL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17294016" calcext:value-type="float">
            <text:p>17294016</text:p>
          </table:table-cell>
          <table:table-cell office:value-type="string" calcext:value-type="string">
            <text:p>CHINA PETROLEUM SHANGHAI INST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7566190" calcext:value-type="float">
            <text:p>7566190</text:p>
          </table:table-cell>
          <table:table-cell office:value-type="string" calcext:value-type="string">
            <text:p>CHINA PETROLEUM TECHNOLOGY R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N9360812942</text:p>
          </table:table-cell>
          <table:table-cell table:style-name="ce3" office:value-type="string" calcext:value-type="string">
            <text:p>China National Petroleum Corporation</text:p>
          </table:table-cell>
          <table:table-cell office:value-type="string" calcext:value-type="string">
            <text:p>CHINA</text:p>
          </table:table-cell>
          <table:table-cell office:value-type="float" office:value="8302845" calcext:value-type="float">
            <text:p>8302845</text:p>
          </table:table-cell>
          <table:table-cell office:value-type="string" calcext:value-type="string">
            <text:p>CHINA PETROLEUM TUBE BUREA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8290497" calcext:value-type="float">
            <text:p>8290497</text:p>
          </table:table-cell>
          <table:table-cell office:value-type="string" calcext:value-type="string">
            <text:p>CHINA FIRST AUTO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6790847" calcext:value-type="float">
            <text:p>6790847</text:p>
          </table:table-cell>
          <table:table-cell office:value-type="string" calcext:value-type="string">
            <text:p>CHINA FIRST AUTO WORKS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6828272" calcext:value-type="float">
            <text:p>6828272</text:p>
          </table:table-cell>
          <table:table-cell office:value-type="string" calcext:value-type="string">
            <text:p>CHINA FIRST AUTO WORKS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3343924" calcext:value-type="float">
            <text:p>3343924</text:p>
          </table:table-cell>
          <table:table-cell office:value-type="string" calcext:value-type="string">
            <text:p>CHINA FIRST AUTOMOBILE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6828270" calcext:value-type="float">
            <text:p>6828270</text:p>
          </table:table-cell>
          <table:table-cell office:value-type="string" calcext:value-type="string">
            <text:p>CHINA FIRST AUTOMOBILE WORK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7657541" calcext:value-type="float">
            <text:p>7657541</text:p>
          </table:table-cell>
          <table:table-cell office:value-type="string" calcext:value-type="string">
            <text:p>CHINA FIRST AUTOMOTIVE GROU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</text:p>
          </table:table-cell>
          <table:table-cell office:value-type="float" office:value="6815047" calcext:value-type="float">
            <text:p>6815047</text:p>
          </table:table-cell>
          <table:table-cell office:value-type="string" calcext:value-type="string">
            <text:p>CHINA FIRST AUTOMOTIVE WORKS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294471" calcext:value-type="float">
            <text:p>8294471</text:p>
          </table:table-cell>
          <table:table-cell office:value-type="string" calcext:value-type="string">
            <text:p>CHINA AVIAT DYNAMIC MACHINE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049517" calcext:value-type="float">
            <text:p>17049517</text:p>
          </table:table-cell>
          <table:table-cell office:value-type="string" calcext:value-type="string">
            <text:p>CHINA AVIAT DYNAMICAL MACHI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288250" calcext:value-type="float">
            <text:p>8288250</text:p>
          </table:table-cell>
          <table:table-cell office:value-type="string" calcext:value-type="string">
            <text:p>CHINA AVIAT EXPERIMENT ACADEM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865816" calcext:value-type="float">
            <text:p>7865816</text:p>
          </table:table-cell>
          <table:table-cell office:value-type="string" calcext:value-type="string">
            <text:p>CHINA AVIAT GAS TURB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030426" calcext:value-type="float">
            <text:p>17030426</text:p>
          </table:table-cell>
          <table:table-cell office:value-type="string" calcext:value-type="string">
            <text:p>CHINA AVIAT INDUSTRY 1TH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058180" calcext:value-type="float">
            <text:p>17058180</text:p>
          </table:table-cell>
          <table:table-cell office:value-type="string" calcext:value-type="string">
            <text:p>CHINA AVIAT INDUSTRY 618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541361" calcext:value-type="float">
            <text:p>7541361</text:p>
          </table:table-cell>
          <table:table-cell office:value-type="string" calcext:value-type="string">
            <text:p>CHINA AVIAT INDUSTRY AIR DYNA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314710" calcext:value-type="float">
            <text:p>8314710</text:p>
          </table:table-cell>
          <table:table-cell office:value-type="string" calcext:value-type="string">
            <text:p>CHINA AVIAT INDUSTRY CHUANXI 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144801" calcext:value-type="float">
            <text:p>17144801</text:p>
          </table:table-cell>
          <table:table-cell office:value-type="string" calcext:value-type="string">
            <text:p>CHINA AVIAT INDUSTRY CORP I B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603211" calcext:value-type="float">
            <text:p>6603211</text:p>
          </table:table-cell>
          <table:table-cell office:value-type="string" calcext:value-type="string">
            <text:p>CHINA AVIAT INDUSTRY HANGTE H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863989" calcext:value-type="float">
            <text:p>6863989</text:p>
          </table:table-cell>
          <table:table-cell office:value-type="string" calcext:value-type="string">
            <text:p>CHINA AVIAT INDUSTRY I NO 602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536098" calcext:value-type="float">
            <text:p>6536098</text:p>
          </table:table-cell>
          <table:table-cell office:value-type="string" calcext:value-type="string">
            <text:p>CHINA AVIAT INDUSTRY I NO 603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677703" calcext:value-type="float">
            <text:p>7677703</text:p>
          </table:table-cell>
          <table:table-cell office:value-type="string" calcext:value-type="string">
            <text:p>CHINA AVIAT INDUSTRY NO 134 F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498315" calcext:value-type="float">
            <text:p>17498315</text:p>
          </table:table-cell>
          <table:table-cell office:value-type="string" calcext:value-type="string">
            <text:p>CHINA AVIAT INDUSTRY NO 602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536102" calcext:value-type="float">
            <text:p>6536102</text:p>
          </table:table-cell>
          <table:table-cell office:value-type="string" calcext:value-type="string">
            <text:p>CHINA AVIAT INDUSTRY NO 603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705952" calcext:value-type="float">
            <text:p>6705952</text:p>
          </table:table-cell>
          <table:table-cell office:value-type="string" calcext:value-type="string">
            <text:p>CHINA AVIAT INDUSTRY NO 607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028106" calcext:value-type="float">
            <text:p>17028106</text:p>
          </table:table-cell>
          <table:table-cell office:value-type="string" calcext:value-type="string">
            <text:p>CHINA AVIAT INDUSTRY NO 618 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022874" calcext:value-type="float">
            <text:p>7022874</text:p>
          </table:table-cell>
          <table:table-cell office:value-type="string" calcext:value-type="string">
            <text:p>CHINA AVIAT INDUSTRY PLANNI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541364" calcext:value-type="float">
            <text:p>7541364</text:p>
          </table:table-cell>
          <table:table-cell office:value-type="string" calcext:value-type="string">
            <text:p>CHINA AVIAT INDUSTRY RES I OF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160934" calcext:value-type="float">
            <text:p>8160934</text:p>
          </table:table-cell>
          <table:table-cell office:value-type="string" calcext:value-type="string">
            <text:p>CHINA AVIAT INDUSTRY STANDAR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011483" calcext:value-type="float">
            <text:p>7011483</text:p>
          </table:table-cell>
          <table:table-cell office:value-type="string" calcext:value-type="string">
            <text:p>CHINA AVIAT LIFE SAVING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6864548" calcext:value-type="float">
            <text:p>6864548</text:p>
          </table:table-cell>
          <table:table-cell office:value-type="string" calcext:value-type="string">
            <text:p>CHINA AVIAT LIFESAVING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2165793" calcext:value-type="float">
            <text:p>2165793</text:p>
          </table:table-cell>
          <table:table-cell office:value-type="string" calcext:value-type="string">
            <text:p>CHINA AVIAT OPTICAL ELEC TE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876566" calcext:value-type="float">
            <text:p>17876566</text:p>
          </table:table-cell>
          <table:table-cell office:value-type="string" calcext:value-type="string">
            <text:p>CHINA AVIAT PLANNING AND CONSTRUCTION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213173" calcext:value-type="float">
            <text:p>8213173</text:p>
          </table:table-cell>
          <table:table-cell office:value-type="string" calcext:value-type="string">
            <text:p>CHINA AVIAT POWER MACHINE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131269" calcext:value-type="float">
            <text:p>8131269</text:p>
          </table:table-cell>
          <table:table-cell office:value-type="string" calcext:value-type="string">
            <text:p>CHINA AVIAT POWER MACHINERY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132149" calcext:value-type="float">
            <text:p>8132149</text:p>
          </table:table-cell>
          <table:table-cell office:value-type="string" calcext:value-type="string">
            <text:p>CHINA AVIAT POWERPLANT RES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8213120" calcext:value-type="float">
            <text:p>8213120</text:p>
          </table:table-cell>
          <table:table-cell office:value-type="string" calcext:value-type="string">
            <text:p>CHINA AVIAT POWERPLANT RES I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6984533" calcext:value-type="float">
            <text:p>16984533</text:p>
          </table:table-cell>
          <table:table-cell office:value-type="string" calcext:value-type="string">
            <text:p>CHINA AVIAT SUPPLIE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17028424" calcext:value-type="float">
            <text:p>17028424</text:p>
          </table:table-cell>
          <table:table-cell office:value-type="string" calcext:value-type="string">
            <text:p>CHINA AVIAT SURVEY &amp; DESIGN 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2182</text:p>
          </table:table-cell>
          <table:table-cell office:value-type="string" calcext:value-type="string">
            <text:p>Aviation Industry Corporation of China</text:p>
          </table:table-cell>
          <table:table-cell office:value-type="string" calcext:value-type="string">
            <text:p>CHINA</text:p>
          </table:table-cell>
          <table:table-cell office:value-type="float" office:value="7888340" calcext:value-type="float">
            <text:p>7888340</text:p>
          </table:table-cell>
          <table:table-cell office:value-type="string" calcext:value-type="string">
            <text:p>CHINA AVIAT TECH IMPROT AND EX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597098" calcext:value-type="float">
            <text:p>7597098</text:p>
          </table:table-cell>
          <table:table-cell office:value-type="string" calcext:value-type="string">
            <text:p>CHINA MOBIL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79384" calcext:value-type="float">
            <text:p>8279384</text:p>
          </table:table-cell>
          <table:table-cell office:value-type="string" calcext:value-type="string">
            <text:p>CHINA MOBILE BEIJ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40448" calcext:value-type="float">
            <text:p>8240448</text:p>
          </table:table-cell>
          <table:table-cell office:value-type="string" calcext:value-type="string">
            <text:p>CHINA MOBILE CHONGQ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30566" calcext:value-type="float">
            <text:p>7830566</text:p>
          </table:table-cell>
          <table:table-cell office:value-type="string" calcext:value-type="string">
            <text:p>CHINA MOBILE COMM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47725" calcext:value-type="float">
            <text:p>7847725</text:p>
          </table:table-cell>
          <table:table-cell office:value-type="string" calcext:value-type="string">
            <text:p>CHINA MOBILE COM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20539" calcext:value-type="float">
            <text:p>17220539</text:p>
          </table:table-cell>
          <table:table-cell office:value-type="string" calcext:value-type="string">
            <text:p>CHINA MOBILE COMM COMPANY HEN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9081078" calcext:value-type="float">
            <text:p>19081078</text:p>
          </table:table-cell>
          <table:table-cell office:value-type="string" calcext:value-type="string">
            <text:p>CHINA MOBILE COMM COMPAN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CHINA MOBILE COM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23339" calcext:value-type="float">
            <text:p>7823339</text:p>
          </table:table-cell>
          <table:table-cell office:value-type="string" calcext:value-type="string">
            <text:p>CHINA MOBILE COMM CORP BEIJI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71380" calcext:value-type="float">
            <text:p>8271380</text:p>
          </table:table-cell>
          <table:table-cell office:value-type="string" calcext:value-type="string">
            <text:p>CHINA MOBILE COMM CORP BEIJ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10952" calcext:value-type="float">
            <text:p>8210952</text:p>
          </table:table-cell>
          <table:table-cell office:value-type="string" calcext:value-type="string">
            <text:p>CHINA MOBILE COMM CORP GUANGD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76790" calcext:value-type="float">
            <text:p>8076790</text:p>
          </table:table-cell>
          <table:table-cell office:value-type="string" calcext:value-type="string">
            <text:p>CHINA MOBILE COMM CORP GUANGDO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61466" calcext:value-type="float">
            <text:p>8261466</text:p>
          </table:table-cell>
          <table:table-cell office:value-type="string" calcext:value-type="string">
            <text:p>CHINA MOBILE COMM CORP HEILO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92266" calcext:value-type="float">
            <text:p>17392266</text:p>
          </table:table-cell>
          <table:table-cell office:value-type="string" calcext:value-type="string">
            <text:p>CHINA MOBILE COMM CORP HENAN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88665" calcext:value-type="float">
            <text:p>8088665</text:p>
          </table:table-cell>
          <table:table-cell office:value-type="string" calcext:value-type="string">
            <text:p>CHINA MOBILE COMM CORP HUAWE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92267" calcext:value-type="float">
            <text:p>17392267</text:p>
          </table:table-cell>
          <table:table-cell office:value-type="string" calcext:value-type="string">
            <text:p>CHINA MOBILE COMM CORP HUNAN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86802" calcext:value-type="float">
            <text:p>8086802</text:p>
          </table:table-cell>
          <table:table-cell office:value-type="string" calcext:value-type="string">
            <text:p>CHINA MOBILE COMM CORP JIANGS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995772" calcext:value-type="float">
            <text:p>7995772</text:p>
          </table:table-cell>
          <table:table-cell office:value-type="string" calcext:value-type="string">
            <text:p>CHINA MOBILE COMM CORP SICHU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18913" calcext:value-type="float">
            <text:p>8218913</text:p>
          </table:table-cell>
          <table:table-cell office:value-type="string" calcext:value-type="string">
            <text:p>CHINA MOBILE COMM CORP SICHU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88825" calcext:value-type="float">
            <text:p>8088825</text:p>
          </table:table-cell>
          <table:table-cell office:value-type="string" calcext:value-type="string">
            <text:p>CHINA MOBILE COMM CORP TSINGH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56587" calcext:value-type="float">
            <text:p>7856587</text:p>
          </table:table-cell>
          <table:table-cell office:value-type="string" calcext:value-type="string">
            <text:p>CHINA MOBILE COMM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70325" calcext:value-type="float">
            <text:p>17070325</text:p>
          </table:table-cell>
          <table:table-cell office:value-type="string" calcext:value-type="string">
            <text:p>CHINA MOBILE COMM GROUP ANHU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97493" calcext:value-type="float">
            <text:p>8097493</text:p>
          </table:table-cell>
          <table:table-cell office:value-type="string" calcext:value-type="string">
            <text:p>CHINA MOBILE COMM GROUP BEIJ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97490" calcext:value-type="float">
            <text:p>8097490</text:p>
          </table:table-cell>
          <table:table-cell office:value-type="string" calcext:value-type="string">
            <text:p>CHINA MOBILE COMM GROUP BEIJ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40185" calcext:value-type="float">
            <text:p>8240185</text:p>
          </table:table-cell>
          <table:table-cell office:value-type="string" calcext:value-type="string">
            <text:p>CHINA MOBILE COMM GROUP CHONGQ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6841161" calcext:value-type="float">
            <text:p>6841161</text:p>
          </table:table-cell>
          <table:table-cell office:value-type="string" calcext:value-type="string">
            <text:p>CHINA MOBILE COMM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614431" calcext:value-type="float">
            <text:p>7614431</text:p>
          </table:table-cell>
          <table:table-cell office:value-type="string" calcext:value-type="string">
            <text:p>CHINA MOBILE COMM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90989" calcext:value-type="float">
            <text:p>8090989</text:p>
          </table:table-cell>
          <table:table-cell office:value-type="string" calcext:value-type="string">
            <text:p>CHINA MOBILE COMM GROUP COMP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6811144" calcext:value-type="float">
            <text:p>6811144</text:p>
          </table:table-cell>
          <table:table-cell office:value-type="string" calcext:value-type="string">
            <text:p>CHINA MOBILE COMM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70259" calcext:value-type="float">
            <text:p>17070259</text:p>
          </table:table-cell>
          <table:table-cell office:value-type="string" calcext:value-type="string">
            <text:p>CHINA MOBILE COMM GROUP FUJI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07288" calcext:value-type="float">
            <text:p>17207288</text:p>
          </table:table-cell>
          <table:table-cell office:value-type="string" calcext:value-type="string">
            <text:p>CHINA MOBILE COMM GROUP GANS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09451" calcext:value-type="float">
            <text:p>8209451</text:p>
          </table:table-cell>
          <table:table-cell office:value-type="string" calcext:value-type="string">
            <text:p>CHINA MOBILE COMM GROUP GUANG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301719" calcext:value-type="float">
            <text:p>8301719</text:p>
          </table:table-cell>
          <table:table-cell office:value-type="string" calcext:value-type="string">
            <text:p>CHINA MOBILE COMM GROUP HEBE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61432" calcext:value-type="float">
            <text:p>8261432</text:p>
          </table:table-cell>
          <table:table-cell office:value-type="string" calcext:value-type="string">
            <text:p>CHINA MOBILE COMM GROUP HEIL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20743" calcext:value-type="float">
            <text:p>8220743</text:p>
          </table:table-cell>
          <table:table-cell office:value-type="string" calcext:value-type="string">
            <text:p>CHINA MOBILE COMM GROUP HUBE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58667" calcext:value-type="float">
            <text:p>8058667</text:p>
          </table:table-cell>
          <table:table-cell office:value-type="string" calcext:value-type="string">
            <text:p>CHINA MOBILE COMM GROUP JIANG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05990" calcext:value-type="float">
            <text:p>17305990</text:p>
          </table:table-cell>
          <table:table-cell office:value-type="string" calcext:value-type="string">
            <text:p>CHINA MOBILE COMM GROUP JIL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312639" calcext:value-type="float">
            <text:p>8312639</text:p>
          </table:table-cell>
          <table:table-cell office:value-type="string" calcext:value-type="string">
            <text:p>CHINA MOBILE COMM GROUP NINGX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02351" calcext:value-type="float">
            <text:p>8202351</text:p>
          </table:table-cell>
          <table:table-cell office:value-type="string" calcext:value-type="string">
            <text:p>CHINA MOBILE COMM GROUP SHAND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12351" calcext:value-type="float">
            <text:p>17512351</text:p>
          </table:table-cell>
          <table:table-cell office:value-type="string" calcext:value-type="string">
            <text:p>CHINA MOBILE COMM GROUP SHANG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19058" calcext:value-type="float">
            <text:p>17219058</text:p>
          </table:table-cell>
          <table:table-cell office:value-type="string" calcext:value-type="string">
            <text:p>CHINA MOBILE COMM GROUP SHANX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18916" calcext:value-type="float">
            <text:p>8218916</text:p>
          </table:table-cell>
          <table:table-cell office:value-type="string" calcext:value-type="string">
            <text:p>CHINA MOBILE COMM GROUP SICHU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147084" calcext:value-type="float">
            <text:p>17147084</text:p>
          </table:table-cell>
          <table:table-cell office:value-type="string" calcext:value-type="string">
            <text:p>CHINA MOBILE COMM GROUP TIANJ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27545" calcext:value-type="float">
            <text:p>8227545</text:p>
          </table:table-cell>
          <table:table-cell office:value-type="string" calcext:value-type="string">
            <text:p>CHINA MOBILE COMM GROUP YUNN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28555" calcext:value-type="float">
            <text:p>8228555</text:p>
          </table:table-cell>
          <table:table-cell office:value-type="string" calcext:value-type="string">
            <text:p>CHINA MOBILE COMM GROUP ZHEJI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12322" calcext:value-type="float">
            <text:p>8212322</text:p>
          </table:table-cell>
          <table:table-cell office:value-type="string" calcext:value-type="string">
            <text:p>CHINA MOBILE COMM GUANGDO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16848" calcext:value-type="float">
            <text:p>17016848</text:p>
          </table:table-cell>
          <table:table-cell office:value-type="string" calcext:value-type="string">
            <text:p>CHINA MOBILE COMM JIANGSU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51567" calcext:value-type="float">
            <text:p>17251567</text:p>
          </table:table-cell>
          <table:table-cell office:value-type="string" calcext:value-type="string">
            <text:p>CHINA MOBILE COMM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16942" calcext:value-type="float">
            <text:p>17016942</text:p>
          </table:table-cell>
          <table:table-cell office:value-type="string" calcext:value-type="string">
            <text:p>CHINA MOBILE COMM SHANDO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96700" calcext:value-type="float">
            <text:p>8296700</text:p>
          </table:table-cell>
          <table:table-cell office:value-type="string" calcext:value-type="string">
            <text:p>CHINA MOBILE COMM SHANGHAI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54385" calcext:value-type="float">
            <text:p>17454385</text:p>
          </table:table-cell>
          <table:table-cell office:value-type="string" calcext:value-type="string">
            <text:p>CHINA MOBILE GROUP ANHUI BR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08821" calcext:value-type="float">
            <text:p>8208821</text:p>
          </table:table-cell>
          <table:table-cell office:value-type="string" calcext:value-type="string">
            <text:p>CHINA MOBILE GROUP ANHUI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68734" calcext:value-type="float">
            <text:p>17468734</text:p>
          </table:table-cell>
          <table:table-cell office:value-type="string" calcext:value-type="string">
            <text:p>CHINA MOBILE GROUP BEIJING B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514412" calcext:value-type="float">
            <text:p>7514412</text:p>
          </table:table-cell>
          <table:table-cell office:value-type="string" calcext:value-type="string">
            <text:p>CHINA MOBILE GROUP BEIJI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31111" calcext:value-type="float">
            <text:p>17431111</text:p>
          </table:table-cell>
          <table:table-cell office:value-type="string" calcext:value-type="string">
            <text:p>CHINA MOBILE GROUP BEIJING CO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77933" calcext:value-type="float">
            <text:p>17477933</text:p>
          </table:table-cell>
          <table:table-cell office:value-type="string" calcext:value-type="string">
            <text:p>CHINA MOBILE GROUP CHONGQING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10565" calcext:value-type="float">
            <text:p>7810565</text:p>
          </table:table-cell>
          <table:table-cell office:value-type="string" calcext:value-type="string">
            <text:p>CHINA MOBILE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514532" calcext:value-type="float">
            <text:p>7514532</text:p>
          </table:table-cell>
          <table:table-cell office:value-type="string" calcext:value-type="string">
            <text:p>CHINA MOBILE GROUP DESIGN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28250" calcext:value-type="float">
            <text:p>17528250</text:p>
          </table:table-cell>
          <table:table-cell office:value-type="string" calcext:value-type="string">
            <text:p>CHINA MOBILE GROUP FUJIAN BR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197958" calcext:value-type="float">
            <text:p>8197958</text:p>
          </table:table-cell>
          <table:table-cell office:value-type="string" calcext:value-type="string">
            <text:p>CHINA MOBILE GROUP FUJIAN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197960" calcext:value-type="float">
            <text:p>8197960</text:p>
          </table:table-cell>
          <table:table-cell office:value-type="string" calcext:value-type="string">
            <text:p>CHINA MOBILE GROUP FUJIAN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66435" calcext:value-type="float">
            <text:p>17066435</text:p>
          </table:table-cell>
          <table:table-cell office:value-type="string" calcext:value-type="string">
            <text:p>CHINA MOBILE GROUP FUJIAN PUT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36560" calcext:value-type="float">
            <text:p>17436560</text:p>
          </table:table-cell>
          <table:table-cell office:value-type="string" calcext:value-type="string">
            <text:p>CHINA MOBILE GROUP GANSU BR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9829803" calcext:value-type="float">
            <text:p>19829803</text:p>
          </table:table-cell>
          <table:table-cell office:value-type="string" calcext:value-type="string">
            <text:p>CHINA MOBILE GROUP GUANGDO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22288" calcext:value-type="float">
            <text:p>17422288</text:p>
          </table:table-cell>
          <table:table-cell office:value-type="string" calcext:value-type="string">
            <text:p>CHINA MOBILE GROUP GUANGDONG B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136036" calcext:value-type="float">
            <text:p>8136036</text:p>
          </table:table-cell>
          <table:table-cell office:value-type="string" calcext:value-type="string">
            <text:p>CHINA MOBILE GROUP GUANGDONG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4267631" calcext:value-type="float">
            <text:p>4267631</text:p>
          </table:table-cell>
          <table:table-cell office:value-type="string" calcext:value-type="string">
            <text:p>CHINA MOBILE GROUP GUANGDO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82058" calcext:value-type="float">
            <text:p>17382058</text:p>
          </table:table-cell>
          <table:table-cell office:value-type="string" calcext:value-type="string">
            <text:p>CHINA MOBILE GROUP GUANGDONG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37149" calcext:value-type="float">
            <text:p>17037149</text:p>
          </table:table-cell>
          <table:table-cell office:value-type="string" calcext:value-type="string">
            <text:p>CHINA MOBILE GROUP HEBEI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38946" calcext:value-type="float">
            <text:p>17538946</text:p>
          </table:table-cell>
          <table:table-cell office:value-type="string" calcext:value-type="string">
            <text:p>CHINA MOBILE GROUP HEILONGJI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23656" calcext:value-type="float">
            <text:p>17523656</text:p>
          </table:table-cell>
          <table:table-cell office:value-type="string" calcext:value-type="string">
            <text:p>CHINA MOBILE GROUP HENAN BR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57208" calcext:value-type="float">
            <text:p>17057208</text:p>
          </table:table-cell>
          <table:table-cell office:value-type="string" calcext:value-type="string">
            <text:p>CHINA MOBILE GROUP HENAN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30205" calcext:value-type="float">
            <text:p>17530205</text:p>
          </table:table-cell>
          <table:table-cell office:value-type="string" calcext:value-type="string">
            <text:p>CHINA MOBILE GROUP HUBEI BR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056795" calcext:value-type="float">
            <text:p>17056795</text:p>
          </table:table-cell>
          <table:table-cell office:value-type="string" calcext:value-type="string">
            <text:p>CHINA MOBILE GROUP HUBEI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58731" calcext:value-type="float">
            <text:p>17258731</text:p>
          </table:table-cell>
          <table:table-cell office:value-type="string" calcext:value-type="string">
            <text:p>CHINA MOBILE GROUP HUNAN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25000" calcext:value-type="float">
            <text:p>17425000</text:p>
          </table:table-cell>
          <table:table-cell office:value-type="string" calcext:value-type="string">
            <text:p>CHINA MOBILE GROUP HUNAN LTD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21667" calcext:value-type="float">
            <text:p>17421667</text:p>
          </table:table-cell>
          <table:table-cell office:value-type="string" calcext:value-type="string">
            <text:p>CHINA MOBILE GROUP JIANGSU B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24909" calcext:value-type="float">
            <text:p>17224909</text:p>
          </table:table-cell>
          <table:table-cell office:value-type="string" calcext:value-type="string">
            <text:p>CHINA MOBILE GROUP JIANGSU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05753" calcext:value-type="float">
            <text:p>8205753</text:p>
          </table:table-cell>
          <table:table-cell office:value-type="string" calcext:value-type="string">
            <text:p>CHINA MOBILE GROUP JIANGSU CO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547675" calcext:value-type="float">
            <text:p>17547675</text:p>
          </table:table-cell>
          <table:table-cell office:value-type="string" calcext:value-type="string">
            <text:p>CHINA MOBILE GROUP JILIN BR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82959" calcext:value-type="float">
            <text:p>17482959</text:p>
          </table:table-cell>
          <table:table-cell office:value-type="string" calcext:value-type="string">
            <text:p>CHINA MOBILE GROUP LIAONING B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76153" calcext:value-type="float">
            <text:p>17276153</text:p>
          </table:table-cell>
          <table:table-cell office:value-type="string" calcext:value-type="string">
            <text:p>CHINA MOBILE GROUP SHANDONG B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25388" calcext:value-type="float">
            <text:p>17225388</text:p>
          </table:table-cell>
          <table:table-cell office:value-type="string" calcext:value-type="string">
            <text:p>CHINA MOBILE GROUP SHANDO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32373" calcext:value-type="float">
            <text:p>17332373</text:p>
          </table:table-cell>
          <table:table-cell office:value-type="string" calcext:value-type="string">
            <text:p>CHINA MOBILE GROUP SHANGHAI B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612592" calcext:value-type="float">
            <text:p>17612592</text:p>
          </table:table-cell>
          <table:table-cell office:value-type="string" calcext:value-type="string">
            <text:p>CHINA MOBILE GROUP SHANGHAI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54750" calcext:value-type="float">
            <text:p>17454750</text:p>
          </table:table-cell>
          <table:table-cell office:value-type="string" calcext:value-type="string">
            <text:p>CHINA MOBILE GROUP SHANXI BR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76087" calcext:value-type="float">
            <text:p>17276087</text:p>
          </table:table-cell>
          <table:table-cell office:value-type="string" calcext:value-type="string">
            <text:p>CHINA MOBILE GROUP SICHUAN B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8124549" calcext:value-type="float">
            <text:p>18124549</text:p>
          </table:table-cell>
          <table:table-cell office:value-type="string" calcext:value-type="string">
            <text:p>CHINA MOBILE GROUP SICHU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463386" calcext:value-type="float">
            <text:p>17463386</text:p>
          </table:table-cell>
          <table:table-cell office:value-type="string" calcext:value-type="string">
            <text:p>CHINA MOBILE GROUP ZHEJIANG B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6985700" calcext:value-type="float">
            <text:p>16985700</text:p>
          </table:table-cell>
          <table:table-cell office:value-type="string" calcext:value-type="string">
            <text:p>CHINA MOBILE GROUP ZHEJIA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381558" calcext:value-type="float">
            <text:p>17381558</text:p>
          </table:table-cell>
          <table:table-cell office:value-type="string" calcext:value-type="string">
            <text:p>CHINA MOBILE GROUP ZHEJIANG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225245" calcext:value-type="float">
            <text:p>17225245</text:p>
          </table:table-cell>
          <table:table-cell office:value-type="string" calcext:value-type="string">
            <text:p>CHINA MOBILE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133821" calcext:value-type="float">
            <text:p>17133821</text:p>
          </table:table-cell>
          <table:table-cell office:value-type="string" calcext:value-type="string">
            <text:p>CHINA MOBILE SHENZHE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17133818" calcext:value-type="float">
            <text:p>17133818</text:p>
          </table:table-cell>
          <table:table-cell office:value-type="string" calcext:value-type="string">
            <text:p>CHINA MOBILE SHENZHEN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19903" calcext:value-type="float">
            <text:p>8219903</text:p>
          </table:table-cell>
          <table:table-cell office:value-type="string" calcext:value-type="string">
            <text:p>CHINA MOBILE SICHU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032855" calcext:value-type="float">
            <text:p>8032855</text:p>
          </table:table-cell>
          <table:table-cell office:value-type="string" calcext:value-type="string">
            <text:p>CHINA MOBILE TELECO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38606" calcext:value-type="float">
            <text:p>7838606</text:p>
          </table:table-cell>
          <table:table-cell office:value-type="string" calcext:value-type="string">
            <text:p>CHINA MOBILE TELECO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57483" calcext:value-type="float">
            <text:p>7857483</text:p>
          </table:table-cell>
          <table:table-cell office:value-type="string" calcext:value-type="string">
            <text:p>CHINA MOBILE TELECOMM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7857481" calcext:value-type="float">
            <text:p>7857481</text:p>
          </table:table-cell>
          <table:table-cell office:value-type="string" calcext:value-type="string">
            <text:p>CHINA MOBILE TELECOMM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210FH</text:p>
          </table:table-cell>
          <table:table-cell office:value-type="string" calcext:value-type="string">
            <text:p>China Mobile Limited</text:p>
          </table:table-cell>
          <table:table-cell office:value-type="string" calcext:value-type="string">
            <text:p>CHINA</text:p>
          </table:table-cell>
          <table:table-cell office:value-type="float" office:value="8280035" calcext:value-type="float">
            <text:p>8280035</text:p>
          </table:table-cell>
          <table:table-cell office:value-type="string" calcext:value-type="string">
            <text:p>CHINA MOBILE ZHEJIA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770450" calcext:value-type="float">
            <text:p>7770450</text:p>
          </table:table-cell>
          <table:table-cell office:value-type="string" calcext:value-type="string">
            <text:p>CHINA OFFSHOR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23917660" calcext:value-type="float">
            <text:p>23917660</text:p>
          </table:table-cell>
          <table:table-cell office:value-type="string" calcext:value-type="string">
            <text:p>CHINA OFFSHORE OIL E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4327559" calcext:value-type="float">
            <text:p>4327559</text:p>
          </table:table-cell>
          <table:table-cell office:value-type="string" calcext:value-type="string">
            <text:p>CHINA OFFSHORE OIL ENGINEER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119214" calcext:value-type="float">
            <text:p>8119214</text:p>
          </table:table-cell>
          <table:table-cell office:value-type="string" calcext:value-type="string">
            <text:p>CHINA OFFSHORE PETROLEUM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202788" calcext:value-type="float">
            <text:p>8202788</text:p>
          </table:table-cell>
          <table:table-cell office:value-type="string" calcext:value-type="string">
            <text:p>CHINA OFFSHORE PETROLEUM COMP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6962977" calcext:value-type="float">
            <text:p>6962977</text:p>
          </table:table-cell>
          <table:table-cell office:value-type="string" calcext:value-type="string">
            <text:p>CHINA OFFSHORE PETROLEU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689720" calcext:value-type="float">
            <text:p>7689720</text:p>
          </table:table-cell>
          <table:table-cell office:value-type="string" calcext:value-type="string">
            <text:p>CHINA OFFSHORE PETROLEUM GE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898912" calcext:value-type="float">
            <text:p>7898912</text:p>
          </table:table-cell>
          <table:table-cell office:value-type="string" calcext:value-type="string">
            <text:p>CHINA OFFSHORE PETROLUM GENE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070215" calcext:value-type="float">
            <text:p>8070215</text:p>
          </table:table-cell>
          <table:table-cell office:value-type="string" calcext:value-type="string">
            <text:p>CHINA NAT OFFSHORE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051721" calcext:value-type="float">
            <text:p>8051721</text:p>
          </table:table-cell>
          <table:table-cell office:value-type="string" calcext:value-type="string">
            <text:p>CHINA NAT OFFSHORE OIL CORG 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1963850" calcext:value-type="float">
            <text:p>1963850</text:p>
          </table:table-cell>
          <table:table-cell office:value-type="string" calcext:value-type="string">
            <text:p>CHINA NAT OFFSHORE OI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430" calcext:value-type="float">
            <text:p>643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763034" calcext:value-type="float">
            <text:p>7763034</text:p>
          </table:table-cell>
          <table:table-cell office:value-type="string" calcext:value-type="string">
            <text:p>CHINA NAT OFFSHORE OIL CORP 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4196281" calcext:value-type="float">
            <text:p>4196281</text:p>
          </table:table-cell>
          <table:table-cell office:value-type="string" calcext:value-type="string">
            <text:p>CHINA NAT OFFSHORE OIL CORP C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789056" calcext:value-type="float">
            <text:p>7789056</text:p>
          </table:table-cell>
          <table:table-cell office:value-type="string" calcext:value-type="string">
            <text:p>CHINA NAT OFFSHORE OIL CORP O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605834" calcext:value-type="float">
            <text:p>7605834</text:p>
          </table:table-cell>
          <table:table-cell office:value-type="string" calcext:value-type="string">
            <text:p>CHINA NAT OFFSHORE OIL CORP OF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18915653" calcext:value-type="float">
            <text:p>18915653</text:p>
          </table:table-cell>
          <table:table-cell office:value-type="string" calcext:value-type="string">
            <text:p>CHINA NAT OFFSHORE OIL CORP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662954" calcext:value-type="float">
            <text:p>7662954</text:p>
          </table:table-cell>
          <table:table-cell office:value-type="string" calcext:value-type="string">
            <text:p>CHINA NAT OFFSHORE OIL CORP T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045085" calcext:value-type="float">
            <text:p>8045085</text:p>
          </table:table-cell>
          <table:table-cell office:value-type="string" calcext:value-type="string">
            <text:p>CHINA NAT OFFSHORE OIL CORP 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17345378" calcext:value-type="float">
            <text:p>17345378</text:p>
          </table:table-cell>
          <table:table-cell office:value-type="string" calcext:value-type="string">
            <text:p>CHINA NAT OFFSHORE OIL ENVIR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17224346" calcext:value-type="float">
            <text:p>17224346</text:p>
          </table:table-cell>
          <table:table-cell office:value-type="string" calcext:value-type="string">
            <text:p>CHINA NAT OFFSHORE OIL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025466" calcext:value-type="float">
            <text:p>7025466</text:p>
          </table:table-cell>
          <table:table-cell office:value-type="string" calcext:value-type="string">
            <text:p>CHINA NAT OFFSHORE OIL WESTER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210027" calcext:value-type="float">
            <text:p>8210027</text:p>
          </table:table-cell>
          <table:table-cell office:value-type="string" calcext:value-type="string">
            <text:p>CHINA NAT OFFSHOREOILCORP CNO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014418" calcext:value-type="float">
            <text:p>7014418</text:p>
          </table:table-cell>
          <table:table-cell office:value-type="string" calcext:value-type="string">
            <text:p>CHINA OCEAN PETROLEU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271133" calcext:value-type="float">
            <text:p>8271133</text:p>
          </table:table-cell>
          <table:table-cell office:value-type="string" calcext:value-type="string">
            <text:p>CHINA OCEAN PETROLEUM CORP CH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069995" calcext:value-type="float">
            <text:p>8069995</text:p>
          </table:table-cell>
          <table:table-cell office:value-type="string" calcext:value-type="string">
            <text:p>CHINA OCEAN PETROLEUM CORP OC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038399" calcext:value-type="float">
            <text:p>8038399</text:p>
          </table:table-cell>
          <table:table-cell office:value-type="string" calcext:value-type="string">
            <text:p>CHINA OCEAN PETROLEUM CORP OFF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4261764" calcext:value-type="float">
            <text:p>4261764</text:p>
          </table:table-cell>
          <table:table-cell office:value-type="string" calcext:value-type="string">
            <text:p>CHINA OILFIELD SERVICES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570682" calcext:value-type="float">
            <text:p>7570682</text:p>
          </table:table-cell>
          <table:table-cell office:value-type="string" calcext:value-type="string">
            <text:p>CHINA OILFIELD SERVICES LTD 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7871726" calcext:value-type="float">
            <text:p>7871726</text:p>
          </table:table-cell>
          <table:table-cell office:value-type="string" calcext:value-type="string">
            <text:p>CHINA OILFIELD SERVICES LTD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30536FH</text:p>
          </table:table-cell>
          <table:table-cell office:value-type="string" calcext:value-type="string">
            <text:p>Cnooc Limited</text:p>
          </table:table-cell>
          <table:table-cell office:value-type="string" calcext:value-type="string">
            <text:p>CHINA</text:p>
          </table:table-cell>
          <table:table-cell office:value-type="float" office:value="8251717" calcext:value-type="float">
            <text:p>8251717</text:p>
          </table:table-cell>
          <table:table-cell office:value-type="string" calcext:value-type="string">
            <text:p>CHINA OILFIELD SERVICES LTD F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update_name_ch.A1:update_name_ch.J5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5:07:53.179964067</dc:date>
    <meta:editing-duration>PT2H18M36S</meta:editing-duration>
    <meta:editing-cycles>4</meta:editing-cycles>
    <meta:generator>LibreOffice/6.2.4.2.0$Linux_X86_64 LibreOffice_project/20$Build-2</meta:generator>
    <meta:document-statistic meta:table-count="1" meta:cell-count="5157" meta:object-count="0"/>
  </office:meta>
</office:document-meta>
</file>